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3000011EA000011EAC3073C31.svm"/>
  <manifest:file-entry manifest:media-type="" manifest:full-path="Pictures/2000005B000014AC000014ACCF2FCD53.svm"/>
  <manifest:file-entry manifest:media-type="" manifest:full-path="Pictures/200000670000176D000014AC3B60CD85.svm"/>
  <manifest:file-entry manifest:media-type="" manifest:full-path="Pictures/20000067000014AC000014ACE106B41C.svm"/>
  <manifest:file-entry manifest:media-type="" manifest:full-path="Pictures/200002CB000052AF0000371FB5D0F8CD.svm"/>
  <manifest:file-entry manifest:media-type="" manifest:full-path="Pictures/20000085000014AC000014AC140A3359.svm"/>
  <manifest:file-entry manifest:media-type="" manifest:full-path="Pictures/20000067000014AC000014ACADAD21C7.svm"/>
  <manifest:file-entry manifest:media-type="" manifest:full-path="Pictures/20000061000011EA00000DC84B8BAE74.svm"/>
  <manifest:file-entry manifest:media-type="" manifest:full-path="Pictures/200000C70000371F00002273813AEB6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" manifest:full-path="Object 10/statusbar/"/>
  <manifest:file-entry manifest:media-type="" manifest:full-path="Object 10/accelerator/"/>
  <manifest:file-entry manifest:media-type="" manifest:full-path="Object 10/floater/"/>
  <manifest:file-entry manifest:media-type="" manifest:full-path="Object 10/popupmenu/"/>
  <manifest:file-entry manifest:media-type="text/xml" manifest:full-path="Object 10/content.xml"/>
  <manifest:file-entry manifest:media-type="" manifest:full-path="Object 10/progressbar/"/>
  <manifest:file-entry manifest:media-type="" manifest:full-path="Object 10/menubar/"/>
  <manifest:file-entry manifest:media-type="" manifest:full-path="Object 10/toolbar/"/>
  <manifest:file-entry manifest:media-type="" manifest:full-path="Object 10/images/Bitmaps/"/>
  <manifest:file-entry manifest:media-type="" manifest:full-path="Object 10/images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" manifest:full-path="Object 11/statusbar/"/>
  <manifest:file-entry manifest:media-type="" manifest:full-path="Object 11/accelerator/"/>
  <manifest:file-entry manifest:media-type="" manifest:full-path="Object 11/floater/"/>
  <manifest:file-entry manifest:media-type="" manifest:full-path="Object 11/popupmenu/"/>
  <manifest:file-entry manifest:media-type="text/xml" manifest:full-path="Object 11/content.xml"/>
  <manifest:file-entry manifest:media-type="" manifest:full-path="Object 11/progressbar/"/>
  <manifest:file-entry manifest:media-type="" manifest:full-path="Object 11/menubar/"/>
  <manifest:file-entry manifest:media-type="" manifest:full-path="Object 11/toolbar/"/>
  <manifest:file-entry manifest:media-type="" manifest:full-path="Object 11/images/Bitmaps/"/>
  <manifest:file-entry manifest:media-type="" manifest:full-path="Object 11/images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" manifest:full-path="Object 12/statusbar/"/>
  <manifest:file-entry manifest:media-type="" manifest:full-path="Object 12/floater/"/>
  <manifest:file-entry manifest:media-type="" manifest:full-path="Object 12/popupmenu/"/>
  <manifest:file-entry manifest:media-type="text/xml" manifest:full-path="Object 12/content.xml"/>
  <manifest:file-entry manifest:media-type="" manifest:full-path="Object 12/progressbar/"/>
  <manifest:file-entry manifest:media-type="" manifest:full-path="Object 12/menubar/"/>
  <manifest:file-entry manifest:media-type="" manifest:full-path="Object 12/toolbar/"/>
  <manifest:file-entry manifest:media-type="" manifest:full-path="Object 12/images/Bitmaps/"/>
  <manifest:file-entry manifest:media-type="" manifest:full-path="Object 12/images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" manifest:full-path="Object 13/statusbar/"/>
  <manifest:file-entry manifest:media-type="" manifest:full-path="Object 13/accelerator/"/>
  <manifest:file-entry manifest:media-type="" manifest:full-path="Object 13/floater/"/>
  <manifest:file-entry manifest:media-type="" manifest:full-path="Object 13/popupmenu/"/>
  <manifest:file-entry manifest:media-type="text/xml" manifest:full-path="Object 13/content.xml"/>
  <manifest:file-entry manifest:media-type="" manifest:full-path="Object 13/progressbar/"/>
  <manifest:file-entry manifest:media-type="" manifest:full-path="Object 13/menubar/"/>
  <manifest:file-entry manifest:media-type="" manifest:full-path="Object 13/toolbar/"/>
  <manifest:file-entry manifest:media-type="" manifest:full-path="Object 13/images/Bitmaps/"/>
  <manifest:file-entry manifest:media-type="" manifest:full-path="Object 13/images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" manifest:full-path="Object 14/statusbar/"/>
  <manifest:file-entry manifest:media-type="" manifest:full-path="Object 14/accelerator/"/>
  <manifest:file-entry manifest:media-type="" manifest:full-path="Object 14/floater/"/>
  <manifest:file-entry manifest:media-type="" manifest:full-path="Object 14/popupmenu/"/>
  <manifest:file-entry manifest:media-type="text/xml" manifest:full-path="Object 14/content.xml"/>
  <manifest:file-entry manifest:media-type="" manifest:full-path="Object 14/progressbar/"/>
  <manifest:file-entry manifest:media-type="" manifest:full-path="Object 14/menubar/"/>
  <manifest:file-entry manifest:media-type="" manifest:full-path="Object 14/toolbar/"/>
  <manifest:file-entry manifest:media-type="" manifest:full-path="Object 14/images/Bitmaps/"/>
  <manifest:file-entry manifest:media-type="" manifest:full-path="Object 14/images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" manifest:full-path="Object 15/statusbar/"/>
  <manifest:file-entry manifest:media-type="" manifest:full-path="Object 15/floater/"/>
  <manifest:file-entry manifest:media-type="" manifest:full-path="Object 15/popupmenu/"/>
  <manifest:file-entry manifest:media-type="text/xml" manifest:full-path="Object 15/content.xml"/>
  <manifest:file-entry manifest:media-type="" manifest:full-path="Object 15/progressbar/"/>
  <manifest:file-entry manifest:media-type="" manifest:full-path="Object 15/menubar/"/>
  <manifest:file-entry manifest:media-type="" manifest:full-path="Object 15/toolbar/"/>
  <manifest:file-entry manifest:media-type="" manifest:full-path="Object 15/images/Bitmaps/"/>
  <manifest:file-entry manifest:media-type="" manifest:full-path="Object 15/images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" manifest:full-path="Object 16/statusbar/"/>
  <manifest:file-entry manifest:media-type="" manifest:full-path="Object 16/floater/"/>
  <manifest:file-entry manifest:media-type="" manifest:full-path="Object 16/popupmenu/"/>
  <manifest:file-entry manifest:media-type="text/xml" manifest:full-path="Object 16/content.xml"/>
  <manifest:file-entry manifest:media-type="" manifest:full-path="Object 16/progressbar/"/>
  <manifest:file-entry manifest:media-type="" manifest:full-path="Object 16/menubar/"/>
  <manifest:file-entry manifest:media-type="" manifest:full-path="Object 16/toolbar/"/>
  <manifest:file-entry manifest:media-type="" manifest:full-path="Object 16/images/Bitmaps/"/>
  <manifest:file-entry manifest:media-type="" manifest:full-path="Object 16/images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" manifest:full-path="Object 17/statusbar/"/>
  <manifest:file-entry manifest:media-type="" manifest:full-path="Object 17/floater/"/>
  <manifest:file-entry manifest:media-type="" manifest:full-path="Object 17/popupmenu/"/>
  <manifest:file-entry manifest:media-type="text/xml" manifest:full-path="Object 17/content.xml"/>
  <manifest:file-entry manifest:media-type="" manifest:full-path="Object 17/progressbar/"/>
  <manifest:file-entry manifest:media-type="" manifest:full-path="Object 17/menubar/"/>
  <manifest:file-entry manifest:media-type="" manifest:full-path="Object 17/toolbar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" manifest:full-path="Object 18/statusbar/"/>
  <manifest:file-entry manifest:media-type="" manifest:full-path="Object 18/floater/"/>
  <manifest:file-entry manifest:media-type="" manifest:full-path="Object 18/popupmenu/"/>
  <manifest:file-entry manifest:media-type="text/xml" manifest:full-path="Object 18/content.xml"/>
  <manifest:file-entry manifest:media-type="" manifest:full-path="Object 18/progressbar/"/>
  <manifest:file-entry manifest:media-type="" manifest:full-path="Object 18/menubar/"/>
  <manifest:file-entry manifest:media-type="" manifest:full-path="Object 18/toolbar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statusbar/"/>
  <manifest:file-entry manifest:media-type="" manifest:full-path="Object 2/accelerato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statusbar/"/>
  <manifest:file-entry manifest:media-type="" manifest:full-path="Object 3/accelerato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menubar/"/>
  <manifest:file-entry manifest:media-type="" manifest:full-path="Object 3/toolbar/"/>
  <manifest:file-entry manifest:media-type="" manifest:full-path="Object 3/images/Bitmaps/"/>
  <manifest:file-entry manifest:media-type="" manifest:full-path="Object 3/images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statusbar/"/>
  <manifest:file-entry manifest:media-type="" manifest:full-path="Object 4/accelerato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menubar/"/>
  <manifest:file-entry manifest:media-type="" manifest:full-path="Object 4/toolbar/"/>
  <manifest:file-entry manifest:media-type="" manifest:full-path="Object 4/images/Bitmaps/"/>
  <manifest:file-entry manifest:media-type="" manifest:full-path="Object 4/images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" manifest:full-path="Object 5/statusbar/"/>
  <manifest:file-entry manifest:media-type="" manifest:full-path="Object 5/accelerato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menubar/"/>
  <manifest:file-entry manifest:media-type="" manifest:full-path="Object 5/toolbar/"/>
  <manifest:file-entry manifest:media-type="" manifest:full-path="Object 5/images/Bitmaps/"/>
  <manifest:file-entry manifest:media-type="" manifest:full-path="Object 5/images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" manifest:full-path="Object 6/statusbar/"/>
  <manifest:file-entry manifest:media-type="" manifest:full-path="Object 6/accelerator/"/>
  <manifest:file-entry manifest:media-type="" manifest:full-path="Object 6/floater/"/>
  <manifest:file-entry manifest:media-type="" manifest:full-path="Object 6/popupmenu/"/>
  <manifest:file-entry manifest:media-type="text/xml" manifest:full-path="Object 6/content.xml"/>
  <manifest:file-entry manifest:media-type="" manifest:full-path="Object 6/progressbar/"/>
  <manifest:file-entry manifest:media-type="" manifest:full-path="Object 6/menubar/"/>
  <manifest:file-entry manifest:media-type="" manifest:full-path="Object 6/toolbar/"/>
  <manifest:file-entry manifest:media-type="" manifest:full-path="Object 6/images/Bitmaps/"/>
  <manifest:file-entry manifest:media-type="" manifest:full-path="Object 6/images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" manifest:full-path="Object 7/statusba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" manifest:full-path="Object 7/menubar/"/>
  <manifest:file-entry manifest:media-type="" manifest:full-path="Object 7/toolbar/"/>
  <manifest:file-entry manifest:media-type="" manifest:full-path="Object 7/images/Bitmaps/"/>
  <manifest:file-entry manifest:media-type="" manifest:full-path="Object 7/images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" manifest:full-path="Object 8/statusbar/"/>
  <manifest:file-entry manifest:media-type="" manifest:full-path="Object 8/floater/"/>
  <manifest:file-entry manifest:media-type="" manifest:full-path="Object 8/popupmenu/"/>
  <manifest:file-entry manifest:media-type="text/xml" manifest:full-path="Object 8/content.xml"/>
  <manifest:file-entry manifest:media-type="" manifest:full-path="Object 8/progressbar/"/>
  <manifest:file-entry manifest:media-type="" manifest:full-path="Object 8/menubar/"/>
  <manifest:file-entry manifest:media-type="" manifest:full-path="Object 8/toolbar/"/>
  <manifest:file-entry manifest:media-type="" manifest:full-path="Object 8/images/Bitmaps/"/>
  <manifest:file-entry manifest:media-type="" manifest:full-path="Object 8/images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" manifest:full-path="Object 9/statusbar/"/>
  <manifest:file-entry manifest:media-type="" manifest:full-path="Object 9/floater/"/>
  <manifest:file-entry manifest:media-type="" manifest:full-path="Object 9/popupmenu/"/>
  <manifest:file-entry manifest:media-type="text/xml" manifest:full-path="Object 9/content.xml"/>
  <manifest:file-entry manifest:media-type="" manifest:full-path="Object 9/progressbar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Heading_20_1" style:master-page-name="First_20_Page">
      <style:paragraph-properties fo:margin-top="0in" fo:margin-bottom="0in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d9e8e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dd566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e7268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f74a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139c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2a6e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2be0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481f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564d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5fa7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68e4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7d17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925ec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9fc9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b73ec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d9b0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e48d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4dd56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4f74a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52a6e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52be07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568e42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5925e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59fc9e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5b73e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5d9b0a" style:font-size-asian="12pt" style:font-style-asian="normal" style:font-weight-asian="normal" style:font-size-complex="12pt" style:font-style-complex="normal" style:font-weight-complex="normal"/>
    </style:style>
    <style:style style:name="P30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officeooo:rsid="004d9e8e"/>
    </style:style>
    <style:style style:name="T3" style:family="text">
      <style:text-properties style:use-window-font-color="true" style:text-position="0% 100%" fo:font-size="12pt" fo:font-style="normal" style:text-underline-style="none" fo:font-weight="normal" officeooo:rsid="004c97ca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text-position="sub 58%" officeooo:rsid="004d9e8e"/>
    </style:style>
    <style:style style:name="T5" style:family="text">
      <style:text-properties style:text-position="sub 58%" officeooo:rsid="004dd566"/>
    </style:style>
    <style:style style:name="T6" style:family="text">
      <style:text-properties style:text-position="sub 58%" officeooo:rsid="005139ca"/>
    </style:style>
    <style:style style:name="T7" style:family="text">
      <style:text-properties style:text-position="sub 58%" officeooo:rsid="0052be07"/>
    </style:style>
    <style:style style:name="T8" style:family="text">
      <style:text-properties style:text-position="sub 58%" officeooo:rsid="005481fa"/>
    </style:style>
    <style:style style:name="T9" style:family="text">
      <style:text-properties style:text-position="sub 58%" officeooo:rsid="00568e42"/>
    </style:style>
    <style:style style:name="T10" style:family="text">
      <style:text-properties style:text-position="sub 58%" officeooo:rsid="0057d174"/>
    </style:style>
    <style:style style:name="T11" style:family="text">
      <style:text-properties style:text-position="sub 58%" officeooo:rsid="0059fc9e"/>
    </style:style>
    <style:style style:name="T12" style:family="text">
      <style:text-properties style:text-position="sub 58%" officeooo:rsid="005e48dd"/>
    </style:style>
    <style:style style:name="T13" style:family="text">
      <style:text-properties style:text-position="0% 100%" officeooo:rsid="004d9e8e"/>
    </style:style>
    <style:style style:name="T14" style:family="text">
      <style:text-properties style:text-position="super 58%" officeooo:rsid="004d9e8e"/>
    </style:style>
    <style:style style:name="T15" style:family="text">
      <style:text-properties style:text-position="super 58%" officeooo:rsid="004dd566"/>
    </style:style>
    <style:style style:name="T16" style:family="text">
      <style:text-properties style:text-position="super 58%" officeooo:rsid="005139ca"/>
    </style:style>
    <style:style style:name="T17" style:family="text">
      <style:text-properties style:text-position="super 58%" officeooo:rsid="005481fa"/>
    </style:style>
    <style:style style:name="T18" style:family="text">
      <style:text-properties officeooo:rsid="004dd566"/>
    </style:style>
    <style:style style:name="T19" style:family="text">
      <style:text-properties officeooo:rsid="004e7268"/>
    </style:style>
    <style:style style:name="T20" style:family="text">
      <style:text-properties officeooo:rsid="004f74a1"/>
    </style:style>
    <style:style style:name="T21" style:family="text">
      <style:text-properties officeooo:rsid="005139ca"/>
    </style:style>
    <style:style style:name="T22" style:family="text">
      <style:text-properties officeooo:rsid="0052a6ee"/>
    </style:style>
    <style:style style:name="T23" style:family="text">
      <style:text-properties officeooo:rsid="0052be07"/>
    </style:style>
    <style:style style:name="T24" style:family="text">
      <style:text-properties officeooo:rsid="005481fa"/>
    </style:style>
    <style:style style:name="T25" style:family="text">
      <style:text-properties officeooo:rsid="005564d9"/>
    </style:style>
    <style:style style:name="T26" style:family="text">
      <style:text-properties officeooo:rsid="0055fa7a"/>
    </style:style>
    <style:style style:name="T27" style:family="text">
      <style:text-properties officeooo:rsid="00568e42"/>
    </style:style>
    <style:style style:name="T28" style:family="text">
      <style:text-properties officeooo:rsid="0057d174"/>
    </style:style>
    <style:style style:name="T29" style:family="text">
      <style:text-properties fo:color="#ffffff" officeooo:rsid="0057d174"/>
    </style:style>
    <style:style style:name="T30" style:family="text">
      <style:text-properties officeooo:rsid="005925ec"/>
    </style:style>
    <style:style style:name="T31" style:family="text">
      <style:text-properties officeooo:rsid="0059fc9e"/>
    </style:style>
    <style:style style:name="T32" style:family="text">
      <style:text-properties officeooo:rsid="005b73ec"/>
    </style:style>
    <style:style style:name="T33" style:family="text">
      <style:text-properties officeooo:rsid="005d9b0a"/>
    </style:style>
    <style:style style:name="T34" style:family="text">
      <style:text-properties officeooo:rsid="005e48d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draw:ole-draw-aspect="1"/>
    </style:style>
    <style:style style:name="fr5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svg:stroke-width="0.0098in" draw:fill="none" draw:textarea-vertical-align="middle" draw:auto-grow-height="false" fo:min-height="0.5201in" fo:min-width="0.3465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098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098in" draw:marker-start="" draw:marker-end="Arrowheads_20_1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20<text:span text:style-name="T1">11</text:span>-(<text:span text:style-name="T1">02</text:span>)<text:span text:style-name="T1">feb</text:span>-<text:span text:style-name="T1">23</text:span>: dag <text:span text:style-name="T1">11</text:span></text:h>
      <text:p text:style-name="P2"/>
      <text:p text:style-name="P4"><text:span text:style-name="T2">Mer kombinatorik</text:span></text:p>
      <text:p text:style-name="P4"><text:span text:style-name="T2"/></text:p>
      <text:p text:style-name="P4"><text:span text:style-name="T2"><text:tab/>Genererande funktioner</text:span></text:p>
      <text:p text:style-name="P4"><text:span text:style-name="T2"/></text:p>
      <text:p text:style-name="P4"><text:span text:style-name="T2"><text:tab/><text:tab/>Ett exempel</text:span></text:p>
      <text:p text:style-name="P4"><text:span text:style-name="T2"/></text:p>
      <text:p text:style-name="P4"><text:span text:style-name="T2"/></text:p>
      <text:p text:style-name="P4"><text:span text:style-name="T2"><text:tab/>Principen om inklusion/exklusion (sållprincipen)</text:span></text:p>
      <text:p text:style-name="P4"><text:span text:style-name="T2"/></text:p>
      <text:p text:style-name="P4"><text:span text:style-name="T2"><text:tab/><text:tab/>|A ∪ B| = |A| + |B| − |A ∩ B|</text:span></text:p>
      <text:p text:style-name="P4"><text:span text:style-name="T2"/></text:p>
      <text:p text:style-name="P4"><text:span text:style-name="T2"><text:tab/><text:tab/>|A ∪ B ∪ C| = |A| + |B| + |C| − |A ∩ B| − |B ∩ C| − |C ∩ A| + |A ∩ B ∩ C|</text:span></text:p>
      <text:p text:style-name="P4"><text:span text:style-name="T2"/></text:p>
      <text:p text:style-name="P4"><text:span text:style-name="T2"><text:tab/><text:tab/>|A</text:span><text:span text:style-name="T4">1</text:span><text:span text:style-name="T2"> ∪ A</text:span><text:span text:style-name="T4">2</text:span><text:span text:style-name="T2"> ∪ … ∪ A</text:span><text:span text:style-name="T4">n</text:span><text:span text:style-name="T2">| = α</text:span><text:span text:style-name="T4">1</text:span><text:span text:style-name="T2"> − α</text:span><text:span text:style-name="T4">2</text:span><text:span text:style-name="T2"> + α</text:span><text:span text:style-name="T4">3</text:span><text:span text:style-name="T2"> − … + (−1)</text:span><text:span text:style-name="T14">n + 1</text:span><text:span text:style-name="T2"> α</text:span><text:span text:style-name="T4">n</text:span></text:p>
      <text:p text:style-name="P4"><text:span text:style-name="T13"/></text:p>
      <text:p text:style-name="P4"><text:span text:style-name="T2"><text:tab/><text:tab/><text:tab/></text:span><text:span text:style-name="T2"><draw:frame draw:style-name="fr3" draw:name="Object1" text:anchor-type="as-char" svg:width="2.5244in" svg:height="0.360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"><text:span text:style-name="T2"/></text:p>
      <text:p text:style-name="P4"><text:span text:style-name="T2"/></text:p>
      <text:p text:style-name="P4"><text:span text:style-name="T2"><text:tab/></text:span><text:span text:style-name="T18">Uppdelning av mängder</text:span></text:p>
      <text:p text:style-name="P5"><text:span text:style-name="T18"/></text:p>
      <text:p text:style-name="P5"><text:span text:style-name="T18"><text:tab/><text:tab/>Stirlingtal (av andra slaget) S(n; k)</text:span></text:p>
      <text:p text:style-name="P5"><text:span text:style-name="T18"/></text:p>
      <text:p text:style-name="P5"><text:span text:style-name="T18"><text:tab/><text:tab/>Antalet surjektioner ƒ : X → Y</text:span></text:p>
      <text:p text:style-name="P5"><text:span text:style-name="T18"/></text:p>
      <text:p text:style-name="P5"><text:span text:style-name="T18"><text:tab/><text:tab/>Partitioner av partial tal</text:span></text:p>
      <text:p text:style-name="P5"><text:span text:style-name="T18"/></text:p>
      <text:p text:style-name="P5"><text:span text:style-name="T18"/></text:p>
      <text:p text:style-name="P21"><text:span text:style-name="T18">Först om generarande funktioner.</text:span></text:p>
      <text:p text:style-name="P5"><text:span text:style-name="T18">(för att studera talföljder)</text:span></text:p>
      <text:p text:style-name="P5"><text:span text:style-name="T18"/></text:p>
      <text:p text:style-name="P5"><text:span text:style-name="T18"/></text:p>
      <text:p text:style-name="P5"><text:span text:style-name="T18">Exempel:</text:span></text:p>
      <text:p text:style-name="P5"><draw:custom-shape text:anchor-type="paragraph" draw:z-index="1" draw:style-name="gr1" draw:text-style-name="P30" svg:width="0.0835in" svg:height="0.4067in" svg:x="0.4984in" svg:y="0.1866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18"/></text:p>
      <text:p text:style-name="P5"><text:span text:style-name="T18"><text:tab/> <text:s/>F</text:span><text:span text:style-name="T5">0</text:span><text:span text:style-name="T18"> = 0, F</text:span><text:span text:style-name="T5">1</text:span><text:span text:style-name="T18"> = 1</text:span></text:p>
      <text:p text:style-name="P5"><text:span text:style-name="T18"><text:tab/> <text:s/>F</text:span><text:span text:style-name="T5">n + 2</text:span><text:span text:style-name="T18"> = F</text:span><text:span text:style-name="T5">n + 1</text:span><text:span text:style-name="T18"> + F</text:span><text:span text:style-name="T5">n</text:span><text:span text:style-name="T18">, <text:s/>n = 0, 1, 2, …</text:span></text:p>
      <text:p text:style-name="P5"><text:span text:style-name="T18"/></text:p>
      <text:p text:style-name="P5"><text:span text:style-name="T18"/></text:p>
      <text:p text:style-name="P5"><text:span text:style-name="T18">Deras genererande funktion:</text:span></text:p>
      <text:p text:style-name="P5"><text:span text:style-name="T18"/></text:p>
      <text:p text:style-name="P5"><text:span text:style-name="T18"><text:tab/></text:span><text:span text:style-name="T18"><draw:frame draw:style-name="fr3" draw:name="Object2" text:anchor-type="as-char" svg:width="1.1008in" svg:height="0.3945in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5"><text:span text:style-name="T18"/></text:p>
      <text:p text:style-name="P5"><text:span text:style-name="T18">Tag rekursiva ekvationen och multiplicera med x</text:span><text:span text:style-name="T15">n + 2</text:span><text:span text:style-name="T18"> och </text:span><text:span text:style-name="T18"><draw:frame draw:style-name="fr3" draw:name="Object3" text:anchor-type="as-char" svg:width="0.2429in" svg:height="0.3945in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"><text:span text:style-name="T18"/></text:p>
      <text:p text:style-name="P5"><text:span text:style-name="T18"><text:tab/></text:span><text:span text:style-name="T18"><draw:frame draw:style-name="fr3" draw:name="Object4" text:anchor-type="as-char" svg:width="3.7217in" svg:height="0.4799in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5"><text:span text:style-name="T18"/></text:p>
      <text:p text:style-name="P5"><text:span text:style-name="T18"><text:tab/>(x² + x − 1) g(x) = −x</text:span></text:p>
      <text:p text:style-name="P5"><text:span text:style-name="T18"/></text:p>
      <text:p text:style-name="P6"><text:span text:style-name="T19">så</text:span></text:p>
      <text:p text:style-name="P6"><text:span text:style-name="T19"/></text:p>
      <text:p text:style-name="P6"><text:span text:style-name="T19"><text:tab/></text:span><text:span text:style-name="T19"><draw:frame draw:style-name="fr3" draw:name="Object5" text:anchor-type="as-char" svg:width="1.3402in" svg:height="0.4335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6"><text:span text:style-name="T19"/></text:p>
      <text:p text:style-name="P6"><draw:line text:anchor-type="paragraph" draw:z-index="13" draw:style-name="gr2" draw:text-style-name="P30" svg:x1="1.839in" svg:y1="0.1756in" svg:x2="1.839in" svg:y2="2.3528in"><text:p/></draw:line><draw:custom-shape text:anchor-type="paragraph" draw:z-index="14" draw:style-name="gr1" draw:text-style-name="P30" svg:width="3.4378in" svg:height="2.1669in" svg:x="0.7346in" svg:y="0.1654in"><text:p/><draw:enhanced-geometry svg:viewBox="0 0 21600 21600" draw:glue-points="10800 0 0 10800 10800 21600 21600 10800" draw:path-stretchpoint-x="10800" draw:text-areas="?f11 ?f12 ?f13 ?f14" draw:type="brace-pair" draw:modifiers="1141.94168535726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text:span text:style-name="T19"/></text:p>
      <text:p text:style-name="P6"><text:span text:style-name="T19"><text:tab/><text:tab/><text:tab/><text:tab/></text:span><text:span text:style-name="T19"><draw:frame draw:style-name="fr3" draw:name="Object9" text:anchor-type="as-char" svg:width="0.9362in" svg:height="0.2154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6"><text:span text:style-name="T19"/></text:p>
      <text:p text:style-name="P6"><text:span text:style-name="T19"><text:tab/><text:tab/></text:span><text:span text:style-name="T19"><draw:frame draw:style-name="fr3" draw:name="Object6" text:anchor-type="as-char" svg:width="0.6811in" svg:height="0.4126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9"><text:tab/></text:span><text:span text:style-name="T19"><draw:frame draw:style-name="fr3" draw:name="Object10" text:anchor-type="as-char" svg:width="1.9126in" svg:height="0.448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6"><text:span text:style-name="T19"/></text:p>
      <text:p text:style-name="P6"><text:span text:style-name="T19"><text:tab/><text:tab/></text:span><text:span text:style-name="T19"><draw:frame draw:style-name="fr4" draw:name="Object7" text:anchor-type="as-char" svg:y="-0.2772in" svg:width="0.6555in" svg:height="0.1937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9"><text:tab/></text:span><text:span text:style-name="T19"><draw:frame draw:style-name="fr3" draw:name="Object11" text:anchor-type="as-char" svg:width="1.4181in" svg:height="0.428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6"><text:span text:style-name="T19"><text:tab/><text:tab/></text:span><text:span text:style-name="T19"><draw:frame draw:style-name="fr3" draw:name="Object8" text:anchor-type="as-char" svg:width="0.739in" svg:height="0.2091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6"><text:span text:style-name="T19"><text:tab/><text:tab/><text:tab/><text:tab/></text:span><text:span text:style-name="T19"><draw:frame draw:style-name="fr3" draw:name="Object12" text:anchor-type="as-char" svg:width="1.4189in" svg:height="0.428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6"><text:span text:style-name="T19"/></text:p>
      <text:p text:style-name="P6"><text:span text:style-name="T19"><text:tab/></text:span><text:span text:style-name="T19"><draw:frame draw:style-name="fr3" draw:name="Object13" text:anchor-type="as-char" svg:width="1.302in" svg:height="0.4165in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2"><text:span text:style-name="T21"><text:tab/></text:span><text:span text:style-name="T20"><draw:frame draw:style-name="fr3" draw:name="Object15" text:anchor-type="as-char" svg:width="1.5354in" svg:height="0.6717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7"><text:span text:style-name="T20"/></text:p>
      <text:p text:style-name="P8"><text:span text:style-name="T21"><text:tab/></text:span><text:span text:style-name="T21"><draw:frame draw:style-name="fr3" draw:name="Object16" text:anchor-type="as-char" svg:width="1.5354in" svg:height="0.8902in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8"><text:span text:style-name="T21"/></text:p>
      <text:p text:style-name="P8"><text:span text:style-name="T21"><text:tab/></text:span><text:span text:style-name="T21"><draw:frame draw:style-name="fr3" draw:name="Object17" text:anchor-type="as-char" svg:width="1.8091in" svg:height="0.4535in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7"><text:span text:style-name="T20"/></text:p>
      <text:p text:style-name="P7"><text:span text:style-name="T20"><text:tab/></text:span><text:span text:style-name="T20"><draw:frame draw:style-name="fr3" draw:name="Object14" text:anchor-type="as-char" svg:width="2.372in" svg:height="0.4472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7"><text:span text:style-name="T20"/></text:p>
      <text:p text:style-name="P7"><text:span text:style-name="T20"/></text:p>
      <text:p text:style-name="P8"><text:span text:style-name="T21"><text:tab/></text:span><text:span text:style-name="T21"><draw:frame draw:style-name="fr3" draw:name="Object18" text:anchor-type="as-char" svg:width="1.3264in" svg:height="0.428in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8"><text:span text:style-name="T21"/></text:p>
      <text:p text:style-name="P8"><text:span text:style-name="T21"/></text:p>
      <text:p text:style-name="P8"><text:span text:style-name="T21"><text:tab/>F</text:span><text:span text:style-name="T6">n</text:span><text:span text:style-name="T21"> är koefficient för x</text:span><text:span text:style-name="T16">n</text:span><text:span text:style-name="T21">:</text:span></text:p>
      <text:p text:style-name="P8"><text:span text:style-name="T21"/></text:p>
      <text:p text:style-name="P8"><text:span text:style-name="T21"><text:tab/><text:tab/></text:span><text:span text:style-name="T21"><draw:frame draw:style-name="fr3" draw:name="Object19" text:anchor-type="as-char" svg:width="2.1799in" svg:height="0.548in" draw:z-index="21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>Principen om exklusion/inklusion (sållprincipen)</text:span></text:p>
      <text:p text:style-name="P8"><text:span text:style-name="T21"/></text:p>
      <text:p text:style-name="P8"><text:span text:style-name="T21"/></text:p>
      <text:p text:style-name="P8"><text:span text:style-name="T21">Additionsprincipen:</text:span></text:p>
      <text:p text:style-name="P8"><text:span text:style-name="T21"/></text:p>
      <text:p text:style-name="P8"><text:span text:style-name="T21"><text:tab/>|A ∪ B| = |A| + |B| omm A ∩ B = ∅</text:span></text:p>
      <text:p text:style-name="P8"><text:span text:style-name="T21"/></text:p>
      <text:p text:style-name="P8"><text:span text:style-name="T21"><text:tab/>Mer allmänt</text:span><text:span text:style-name="T22">:</text:span></text:p>
      <text:p text:style-name="P8"><draw:frame draw:style-name="fr1" draw:name="graphics1" text:anchor-type="paragraph" svg:x="5.122in" svg:y="0.028in" svg:width="1.8055in" svg:height="1.389in" draw:z-index="22"><draw:image xlink:href="Pictures/20000061000011EA00000DC84B8BAE74.svm" xlink:type="simple" xlink:show="embed" xlink:actuate="onLoad"/></draw:frame><text:span text:style-name="T21"/></text:p>
      <text:p text:style-name="P8"><text:span text:style-name="T21"><text:tab/><text:tab/>|A ∪ B| = |A| + |B| − |A ∩ B|</text:span></text:p>
      <text:p text:style-name="P8"><text:span text:style-name="T21"/></text:p>
      <text:p text:style-name="P23"><text:span text:style-name="T22"><text:tab/>För tre mängder:</text:span></text:p>
      <text:p text:style-name="P9"><text:span text:style-name="T22"/></text:p>
      <text:p text:style-name="P9"><text:span text:style-name="T22"><text:tab/><text:tab/></text:span><text:span text:style-name="T21">|A ∪ B</text:span><text:span text:style-name="T22"> </text:span><text:span text:style-name="T21">∪</text:span><text:span text:style-name="T22"> C</text:span><text:span text:style-name="T21">| = |A| + |B|</text:span><text:span text:style-name="T22"> + |C| </text:span><text:span text:style-name="T21">− |A ∩ B| </text:span><text:span text:style-name="T22">−</text:span><text:span text:style-name="T21"> |B ∩ C| − |C ∩ A|</text:span><text:span text:style-name="T22"> + </text:span><text:span text:style-name="T21">|</text:span><text:span text:style-name="T22">A </text:span><text:span text:style-name="T21">∩</text:span><text:span text:style-name="T22"> </text:span><text:span text:style-name="T21">B ∩ C|</text:span></text:p>
      <text:p text:style-name="P9"><draw:frame draw:style-name="fr1" draw:name="graphics2" text:anchor-type="paragraph" svg:x="5.122in" svg:y="0.0728in" svg:width="1.8055in" svg:height="1.8055in" draw:z-index="23"><draw:image xlink:href="Pictures/200000A3000011EA000011EAC3073C31.svm" xlink:type="simple" xlink:show="embed" xlink:actuate="onLoad"/></draw:frame><text:span text:style-name="T21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pan text:style-name="T22">Exempe</text:span><text:span text:style-name="T23">l</text:span><text:span text:style-name="T22">:</text:span></text:p>
      <text:p text:style-name="P9"><text:span text:style-name="T22"/></text:p>
      <text:p text:style-name="P9"><text:span text:style-name="T22"><text:tab/>I en klass med 47 elever tycker i mängden B om bullar</text:span></text:p>
      <text:p text:style-name="P9"><text:span text:style-name="T22"><text:tab/>25 stycken; G om glass, 20 stycken; och T om tårta 19</text:span></text:p>
      <text:p text:style-name="P9"><text:span text:style-name="T22"><text:tab/>stycken.</text:span></text:p>
      <text:p text:style-name="P9"><text:span text:style-name="T22"/></text:p>
      <text:p text:style-name="P9"><text:span text:style-name="T22"><text:tab/>B och G:<text:tab/>8<text:tab/>stycken</text:span></text:p>
      <text:p text:style-name="P9"><text:span text:style-name="T22"><text:tab/>B och T:<text:tab/>12<text:tab/>stycken</text:span></text:p>
      <text:p text:style-name="P9"><text:span text:style-name="T22"><text:tab/>G och T:<text:tab/>5<text:tab/>stycken</text:span></text:p>
      <text:p text:style-name="P9"><text:span text:style-name="T22"><text:tab/>Alla tre:<text:tab/>1<text:tab/>styck</text:span></text:p>
      <text:p text:style-name="P9"><text:span text:style-name="T22"><text:tab/></text:span></text:p>
      <text:p text:style-name="P9"><text:span text:style-name="T22"><text:tab/>Hur många i klassen trycker inte om någondera?</text:span></text:p>
      <text:p text:style-name="P9"><text:span text:style-name="T22"/></text:p>
      <text:p text:style-name="P9"><text:span text:style-name="T22"/></text:p>
      <text:p text:style-name="P9"><text:span text:style-name="T22"/></text:p>
      <text:p text:style-name="P9"><text:span text:style-name="T22"><text:tab/></text:span><text:span text:style-name="T22"><draw:frame draw:style-name="fr3" draw:name="Object20" text:anchor-type="as-char" svg:width="4.6783in" svg:height="0.3102in" draw:z-index="24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9"><text:span text:style-name="T22"/></text:p>
      <text:p text:style-name="P10"><text:span text:style-name="T23"><text:tab/>Resten, de sökta: 7 strycken.</text:span></text:p>
      <text:p text:style-name="P10"><text:span text:style-name="T23"/></text:p>
      <text:p text:style-name="P10"><text:span text:style-name="T23"/></text:p>
      <text:p text:style-name="P10"><text:span text:style-name="T23">Allmänt:<text:tab/>(A</text:span><text:span text:style-name="T7">i</text:span><text:span text:style-name="T23"> ändliga)</text:span></text:p>
      <text:p text:style-name="P10"><text:span text:style-name="T23"/></text:p>
      <text:p text:style-name="P10"><text:span text:style-name="T23"><text:tab/>Sats:</text:span></text:p>
      <text:p text:style-name="P10"><text:span text:style-name="T23"/></text:p>
      <text:p text:style-name="P10"><text:span text:style-name="T23"><text:tab/><text:tab/></text:span><text:span text:style-name="T23"><draw:frame draw:style-name="fr3" draw:name="Object21" text:anchor-type="as-char" svg:width="5.3575in" svg:height="0.2457in" draw:z-index="26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0"><text:span text:style-name="T23"/></text:p>
      <text:p text:style-name="P10"><text:span text:style-name="T23"><text:tab/><text:tab/><text:tab/><text:tab/></text:span><text:span text:style-name="T23"><draw:frame draw:style-name="fr3" draw:name="Object22" text:anchor-type="as-char" svg:width="4.0646in" svg:height="0.2547in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10"><text:span text:style-name="T23"/></text:p>
      <text:p text:style-name="P10"><text:span text:style-name="T23"><text:tab/><text:tab/><text:tab/><text:tab/></text:span><text:span text:style-name="T2">= α</text:span><text:span text:style-name="T4">1</text:span><text:span text:style-name="T2"> − α</text:span><text:span text:style-name="T4">2</text:span><text:span text:style-name="T2"> + α</text:span><text:span text:style-name="T4">3</text:span><text:span text:style-name="T2"> − … + (−1)</text:span><text:span text:style-name="T14">n + 1</text:span><text:span text:style-name="T2"> α</text:span><text:span text:style-name="T4">n</text:span></text:p>
      <text:p text:style-name="P10"><text:span text:style-name="T13"/></text:p>
      <text:p text:style-name="P10"><text:span text:style-name="T23"><text:tab/></text:span><text:span text:style-name="T2"><text:tab/><text:tab/><text:tab/></text:span><text:span text:style-name="T2"><draw:frame draw:style-name="fr3" draw:name="Object23" text:anchor-type="as-char" svg:width="2.5244in" svg:height="0.3602in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10"><text:span text:style-name="T2"/></text:p>
      <text:p text:style-name="P24"><text:span text:style-name="T23"><text:tab/>Bevis:</text:span></text:p>
      <text:p text:style-name="P10"><text:span text:style-name="T23"/></text:p>
      <text:p text:style-name="P10"><text:span text:style-name="T23"><text:tab/><text:tab/>Låt x ingå i precis k stycken av A</text:span><text:span text:style-name="T7">1</text:span><text:span text:style-name="T23"> … A</text:span><text:span text:style-name="T7">n</text:span><text:span text:style-name="T23">. Hur många gäner räknas det?</text:span></text:p>
      <text:p text:style-name="P10"><text:span text:style-name="T23"/></text:p>
      <text:p text:style-name="P10"><text:span text:style-name="T23"><text:tab/><text:tab/>Jo,<text:tab/>k − </text:span><text:span text:style-name="T23"><draw:frame draw:style-name="fr3" draw:name="Object24" text:anchor-type="as-char" svg:width="1.9839in" svg:height="0.4339in" draw:z-index="28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10"><text:span text:style-name="T23"/></text:p>
      <text:p text:style-name="P11"><text:span text:style-name="T24"><text:tab/><text:tab/><text:tab/></text:span><text:span text:style-name="T24"><draw:frame draw:style-name="fr3" draw:name="Object25" text:anchor-type="as-char" svg:width="2.7028in" svg:height="0.4783in" draw:z-index="29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11"><text:span text:style-name="T24"/></text:p>
      <text:p text:style-name="P11"><draw:custom-shape text:anchor-type="paragraph" draw:z-index="31" draw:style-name="gr1" draw:text-style-name="P30" svg:width="0.1004in" svg:height="0.4713in" svg:x="2.8909in" svg:y="-0.0209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4"><text:tab/><text:tab/><text:tab/>= 1 − (1 − 1)</text:span><text:span text:style-name="T17">k</text:span><text:span text:style-name="T24"> = </text:span><text:span text:style-name="T24"><draw:frame draw:style-name="fr5" draw:name="Object26" text:anchor-type="as-char" svg:width="1.1134in" svg:height="0.4161in" draw:z-index="30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1"><text:span text:style-name="T24"/></text:p>
      <text:p text:style-name="P11"><text:span text:style-name="T24"/></text:p>
      <text:p text:style-name="P11"><text:span text:style-name="T24">Exempel:</text:span></text:p>
      <text:p text:style-name="P11"><text:span text:style-name="T24"/></text:p>
      <text:p text:style-name="P11"><text:span text:style-name="T24"><text:tab/>n personer tar i tumult en hatt var. Vad är sannolikheten att någon får sin</text:span></text:p>
      <text:p text:style-name="P11"><text:span text:style-name="T24"><text:tab/>egen hatt?</text:span></text:p>
      <text:p text:style-name="P11"><text:span text:style-name="T24"/></text:p>
      <text:p text:style-name="P11"><text:span text:style-name="T24"><text:tab/>(“I tumult”: lika fördelat i S</text:span><text:span text:style-name="T8">n</text:span><text:span text:style-name="T24"> = {bijektioner av {1, 2, …, n}})</text:span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><text:tab/>Sökta sannolikheten:</text:span></text:p>
      <text:p text:style-name="P11"><text:span text:style-name="T24"/></text:p>
      <text:p text:style-name="P11"><text:span text:style-name="T24"><text:tab/><text:tab/></text:span><text:span text:style-name="T24"><draw:frame draw:style-name="fr3" draw:name="Object27" text:anchor-type="as-char" svg:width="3.2571in" svg:height="0.4417in" draw:z-index="32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1"><text:span text:style-name="T24"/></text:p>
      <text:p text:style-name="P11"><text:span text:style-name="T24"/></text:p>
      <text:p text:style-name="P11"><text:span text:style-name="T25"><text:tab/></text:span><text:span text:style-name="T24">Låt<text:tab/>A</text:span><text:span text:style-name="T8">i</text:span><text:span text:style-name="T24"> = {ƒ ∈ S</text:span><text:span text:style-name="T8">n</text:span><text:span text:style-name="T24"> | ƒ(i) = i},<text:tab/><text:tab/>|A</text:span><text:span text:style-name="T8">i</text:span><text:span text:style-name="T24">| = (n − 1)!</text:span></text:p>
      <text:p text:style-name="P11"><text:span text:style-name="T24"/></text:p>
      <text:p text:style-name="P11"><text:span text:style-name="T25"><text:tab/></text:span><text:span text:style-name="T24">P = </text:span><text:span text:style-name="T24"><draw:frame draw:style-name="fr3" draw:name="Object28" text:anchor-type="as-char" svg:width="1.6874in" svg:height="0.411in" draw:z-index="33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2"><text:span text:style-name="T25"/></text:p>
      <text:p text:style-name="P12"><text:span text:style-name="T25"><text:tab/><text:tab/></text:span><text:span text:style-name="T25"><draw:frame draw:style-name="fr3" draw:name="Object29" text:anchor-type="as-char" svg:width="4.8201in" svg:height="0.4126in" draw:z-index="34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12"><text:span text:style-name="T25"/></text:p>
      <text:p text:style-name="P12"><text:span text:style-name="T25"><text:tab/><text:tab/></text:span><text:span text:style-name="T25"><draw:frame draw:style-name="fr3" draw:name="Object30" text:anchor-type="as-char" svg:width="4.6807in" svg:height="0.4783in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12"><text:span text:style-name="T25"/></text:p>
      <text:p text:style-name="P12"><text:span text:style-name="T25"><text:tab/><text:tab/></text:span><text:span text:style-name="T25"><draw:frame draw:style-name="fr3" draw:name="Object31" text:anchor-type="as-char" svg:width="1.922in" svg:height="0.4756in" draw:z-index="36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12"><text:span text:style-name="T25"/></text:p>
      <text:p text:style-name="P12"><text:soft-page-break/><text:span text:style-name="T25"><text:tab/><text:tab/></text:span><text:span text:style-name="T25"><draw:frame draw:style-name="fr3" draw:name="Object32" text:anchor-type="as-char" svg:width="1.161in" svg:height="0.4602in" draw:z-index="37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12"><text:span text:style-name="T25"/></text:p>
      <text:p text:style-name="P12"><draw:custom-shape text:anchor-type="paragraph" draw:z-index="39" draw:style-name="gr1" draw:text-style-name="P30" svg:width="1.5524in" svg:height="0.4122in" svg:x="1.1307in" svg:y="0in"><text:p/>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text:span text:style-name="T25"><text:tab/><text:tab/></text:span><text:span text:style-name="T25"><draw:frame draw:style-name="fr3" draw:name="Object33" text:anchor-type="as-char" svg:width="1.8701in" svg:height="0.4126in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12"><text:span text:style-name="T25"/></text:p>
      <text:p text:style-name="P12"><text:span text:style-name="T25"><text:tab/><text:tab/></text:span><text:span text:style-name="T25"><draw:frame draw:style-name="fr3" draw:name="Object34" text:anchor-type="as-char" svg:width="1.5047in" svg:height="0.4602in" draw:z-index="40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<text:p text:style-name="P12"><text:span text:style-name="T25"/></text:p>
      <text:p text:style-name="P13"><text:span text:style-name="T26"><text:tab/><text:tab/>fel:<text:tab/></text:span><text:span text:style-name="T26"><draw:frame draw:style-name="fr3" draw:name="Object35" text:anchor-type="as-char" svg:width="0.8618in" svg:height="0.4425in" draw:z-index="41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6"> <text:s/>−1 &lt; ξ &lt; 0</text:span></text:p>
      <text:p text:style-name="P13"><text:span text:style-name="T26"/></text:p>
      <text:p text:style-name="P13"><text:span text:style-name="T26"/></text:p>
      <text:p text:style-name="P13"><text:span text:style-name="T26">Uppdelning av mängder</text:span></text:p>
      <text:p text:style-name="P13"><text:span text:style-name="T26"/></text:p>
      <text:p text:style-name="P13"><text:span text:style-name="T26">Definition:</text:span></text:p>
      <text:p text:style-name="P13"><text:span text:style-name="T26"><text:tab/>Stirlingtalen (av 2:a slaget)</text:span></text:p>
      <text:p text:style-name="P13"><text:span text:style-name="T26"/></text:p>
      <text:p text:style-name="P13"><text:span text:style-name="T26"><text:tab/>S(n; k) är antalet uppdelningar av en n-mängd (särskiljbara element)</text:span></text:p>
      <text:p text:style-name="P13"><text:span text:style-name="T26"><text:tab/>i k (särskiljbara) högar (≠ ∅).</text:span></text:p>
      <text:p text:style-name="P13"><text:span text:style-name="T26"/></text:p>
      <text:p text:style-name="P13"><text:span text:style-name="T26"><text:tab/>Exempel:<text:tab/>S(3; 2) = 3</text:span></text:p>
      <text:p text:style-name="P13"><draw:frame draw:style-name="fr1" draw:name="graphics3" text:anchor-type="paragraph" svg:x="0.0055in" svg:y="0.0575in" svg:width="6.9252in" svg:height="4.6165in" draw:z-index="42"><draw:image xlink:href="Pictures/200002CB000052AF0000371FB5D0F8CD.svm" xlink:type="simple" xlink:show="embed" xlink:actuate="onLoad"/></draw:frame><text:span text:style-name="T26"><text:tab/><text:tab/><text:tab/>S(4; 2) = 7</text:span></text:p>
      <text:p text:style-name="P25"><text:span text:style-name="T27">Sats:</text:span></text:p>
      <text:p text:style-name="P14"><draw:custom-shape text:anchor-type="paragraph" draw:z-index="43" draw:style-name="gr1" draw:text-style-name="P30" svg:width="0.1043in" svg:height="0.4169in" svg:x="0.5055in" svg:y="0.1693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7"/></text:p>
      <text:p text:style-name="P14"><text:span text:style-name="T27"><text:tab/> <text:s/>S(n; k) = S(n − 1; k − 1) + k⋅S(n − 1; k)<text:tab/><text:tab/>1 &lt; k &lt; n</text:span></text:p>
      <text:p text:style-name="P14"><text:span text:style-name="T27"><text:tab/> <text:s/>S(n; 1) = S(n; n) − 1<text:tab/><text:tab/><text:tab/><text:tab/><text:tab/>n ≥ 1</text:span></text:p>
      <text:p text:style-name="P14"><text:span text:style-name="T27"/></text:p>
      <text:p text:style-name="P14"><text:span text:style-name="T27"><text:tab/>Ty:<text:tab/>(rad 2 klart)</text:span></text:p>
      <text:p text:style-name="P14"><text:span text:style-name="T27"/></text:p>
      <text:p text:style-name="P14"><text:span text:style-name="T27"><text:tab/><text:tab/>rad 1:</text:span></text:p>
      <text:p text:style-name="P14"><text:span text:style-name="T27"/></text:p>
      <text:p text:style-name="P14"><text:span text:style-name="T27"><text:tab/><text:tab/><text:tab/>Välj ett element x</text:span><text:span text:style-name="T9">0</text:span><text:span text:style-name="T27">. Då finns 2 typer av uppdelningar:</text:span></text:p>
      <text:p text:style-name="P14"><text:span text:style-name="T27"/></text:p>
      <text:p text:style-name="P14"><text:span text:style-name="T27"><text:tab/><text:tab/><text:tab/><text:tab/>1)<text:tab/>x</text:span><text:span text:style-name="T9">0</text:span><text:span text:style-name="T27"> ensam i sin hög.</text:span></text:p>
      <text:p text:style-name="P14"><text:span text:style-name="T27"><text:tab/><text:tab/><text:tab/><text:tab/><text:tab/>S(n − 1; k − 1) stycken.</text:span></text:p>
      <text:p text:style-name="P14"><text:span text:style-name="T27"/></text:p>
      <text:p text:style-name="P14"><text:span text:style-name="T27"><text:tab/><text:tab/><text:tab/><text:tab/>2)<text:tab/>x</text:span><text:span text:style-name="T9">0</text:span><text:span text:style-name="T27"> med andra, alla övriga kan fördelas på</text:span></text:p>
      <text:p text:style-name="P14"><text:span text:style-name="T27"><text:tab/><text:tab/><text:tab/><text:tab/></text:span><text:span text:style-name="T28"><text:tab/>S(n − 1; k) sätt och x</text:span><text:span text:style-name="T10">0</text:span><text:span text:style-name="T28">:s hög kan väljas på k sätt.</text:span></text:p>
      <text:p text:style-name="P14"><text:span text:style-name="T28"/></text:p>
      <text:p text:style-name="P14"><text:span text:style-name="T28"/></text:p>
      <text:p text:style-name="P14"><text:span text:style-name="T28"/></text:p>
      <text:p text:style-name="P14"><text:span text:style-name="T28"/></text:p>
      <text:p text:style-name="P15"><text:span text:style-name="T28">S(n; k) kan sättas in i “Stirlings triangel”.</text:span></text:p>
      <text:p text:style-name="P15"><text:span text:style-name="T28"/></text:p>
      <text:p text:style-name="P15"><text:span text:style-name="T28"/></text:p>
      <text:p text:style-name="P15"><text:span text:style-name="T28"><text:tab/><text:tab/><text:tab/><text:tab/><text:tab/> <text:s text:c="5"/>k:</text:span></text:p>
      <text:p text:style-name="P15"><text:span text:style-name="T28"><text:tab/>n:<text:tab/><text:tab/><text:tab/><text:tab/><text:tab/>1</text:span></text:p>
      <text:p text:style-name="P15"><text:span text:style-name="T28"><text:tab/><text:tab/><text:tab/><text:tab/><text:tab/> <text:s text:c="5"/>↙</text:span></text:p>
      <text:p text:style-name="P15"><text:span text:style-name="T28"><text:tab/>1<text:tab/> <text:s text:c="30"/>1<text:tab/> <text:s text:c="4"/>2</text:span></text:p>
      <text:p text:style-name="P15"><text:span text:style-name="T28"><text:tab/><text:tab/><text:tab/><text:tab/><text:tab/><text:tab/> ↙</text:span></text:p>
      <text:p text:style-name="P15"><text:span text:style-name="T28"><text:tab/>2<text:tab/> <text:s text:c="26"/>1 <text:s text:c="5"/>1<text:tab/><text:tab/> 3</text:span></text:p>
      <text:p text:style-name="P15"><text:span text:style-name="T28"><text:tab/><text:tab/><text:tab/><text:tab/><text:tab/><text:tab/> <text:s text:c="5"/>↙</text:span></text:p>
      <text:p text:style-name="P15"><text:span text:style-name="T28"><text:tab/>3<text:tab/> <text:s text:c="21"/>1 <text:s text:c="4"/></text:span><text:span text:style-name="T29">0 </text:span><text:span text:style-name="T28">3</text:span><text:span text:style-name="T28"> <text:s text:c="4"/>1<text:tab/> <text:s text:c="5"/>4</text:span></text:p>
      <text:p text:style-name="P15"><text:span text:style-name="T28"><text:tab/><text:tab/><text:tab/><text:tab/><text:tab/><text:tab/><text:tab/> <text:s/>↙</text:span></text:p>
      <text:p text:style-name="P15"><text:span text:style-name="T28"><text:tab/>4<text:tab/> <text:s text:c="15"/>1 <text:s text:c="4"/></text:span><text:span text:style-name="T29">0</text:span><text:span text:style-name="T28">7</text:span><text:span text:style-name="T29">0</text:span><text:span text:style-name="T28"> <text:s text:c="4"/></text:span><text:span text:style-name="T29">00</text:span><text:span text:style-name="T28">6 <text:s text:c="4"/>1<text:tab/> <text:s text:c="2"/>5</text:span></text:p>
      <text:p text:style-name="P15"><text:span text:style-name="T28"><text:tab/><text:tab/><text:tab/><text:tab/><text:tab/><text:tab/><text:tab/> <text:s text:c="7"/>↙</text:span></text:p>
      <text:p text:style-name="P15"><text:span text:style-name="T28"><text:tab/>5<text:tab/> <text:s text:c="10"/>1 <text:s text:c="4"/></text:span><text:span text:style-name="T29">0</text:span><text:span text:style-name="T28">15 <text:s text:c="6"/>25 <text:s text:c="4"/>10</text:span><text:span text:style-name="T29">0</text:span><text:span text:style-name="T28"> <text:s text:c="4"/>1<text:tab/> <text:s text:c="7"/>6</text:span></text:p>
      <text:p text:style-name="P15"><text:span text:style-name="T28"><text:tab/><text:tab/><text:tab/><text:tab/><text:tab/><text:tab/><text:tab/><text:tab/> <text:s text:c="3"/>↙</text:span></text:p>
      <text:p text:style-name="P15"><text:span text:style-name="T28"><text:tab/>6<text:tab/> <text:s text:c="4"/>1 <text:s text:c="4"/></text:span><text:span text:style-name="T29">0</text:span><text:span text:style-name="T28">31 <text:s text:c="4"/></text:span><text:span text:style-name="T29">0</text:span><text:span text:style-name="T28">50 <text:s text:c="4"/></text:span><text:span text:style-name="T29">0</text:span><text:span text:style-name="T28">65 <text:s text:c="4"/>15</text:span><text:span text:style-name="T29">0</text:span><text:span text:style-name="T28"> <text:s text:c="4"/>1<text:tab/> <text:s text:c="3"/>7</text:span></text:p>
      <text:p text:style-name="P15"><text:span text:style-name="T28"><text:tab/><text:tab/><text:tab/><text:tab/><text:tab/><text:tab/><text:tab/><text:tab/><text:tab/>↙</text:span></text:p>
      <text:p text:style-name="P15"><text:span text:style-name="T28"><text:tab/>7<text:tab/>1 <text:s text:c="4"/></text:span><text:span text:style-name="T29">0</text:span><text:span text:style-name="T28">63 <text:s text:c="4"/>301 <text:s text:c="4"/>350 <text:s text:c="4"/>140 <text:s text:c="4"/>21</text:span><text:span text:style-name="T29">0</text:span><text:span text:style-name="T28"> <text:s text:c="4"/>1</text:span></text:p>
      <text:p text:style-name="P15"><text:span text:style-name="T28"/></text:p>
      <text:p text:style-name="P15"><text:span text:style-name="T28"/></text:p>
      <text:p text:style-name="P26"><text:span text:style-name="T30">Sats:<text:tab/>Anta</text:span><text:span text:style-name="T31">l</text:span><text:span text:style-name="T30">et surjektioner</text:span></text:p>
      <text:p text:style-name="P16"><text:span text:style-name="T30"/></text:p>
      <text:p text:style-name="P16"><draw:line text:anchor-type="paragraph" draw:z-index="44" draw:style-name="gr3" draw:text-style-name="P30" svg:x1="1.4327in" svg:y1="0.4134in" svg:x2="1.0992in" svg:y2="0.1736in"><text:p/></draw:line><text:span text:style-name="T30"><text:tab/>X <text:s/>→ <text:s/>Y</text:span></text:p>
      <text:p text:style-name="P16"><draw:line text:anchor-type="paragraph" draw:z-index="45" draw:style-name="gr3" draw:text-style-name="P30" svg:x1="0.9744in" svg:y1="0.4268in" svg:x2="0.6307in" svg:y2="0.0102in"><text:p/></draw:line><text:span text:style-name="T30"/></text:p>
      <text:p text:style-name="P16"><text:span text:style-name="T30"><text:tab/><text:tab/><text:tab/>k-mängd</text:span></text:p>
      <text:p text:style-name="P16"><text:span text:style-name="T30"><text:tab/><text:tab/>n-mängd</text:span></text:p>
      <text:p text:style-name="P16"><text:span text:style-name="T30"/></text:p>
      <text:p text:style-name="P16"><text:span text:style-name="T30"><text:tab/>är k!⋅S(n; k)</text:span></text:p>
      <text:p text:style-name="P16"><text:span text:style-name="T30"/></text:p>
      <text:p text:style-name="P16"><text:span text:style-name="T30"><text:tab/>Ty:</text:span></text:p>
      <text:p text:style-name="P16"><text:span text:style-name="T30"><text:tab/><text:tab/>Varje partition i k delar motsvarar precis k! surjektioner.</text:span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draw:frame draw:style-name="fr1" draw:name="graphics4" text:anchor-type="paragraph" svg:x="0.3929in" svg:y="0in" svg:width="5.5555in" svg:height="3.472in" draw:z-index="46"><draw:image xlink:href="Pictures/200000C70000371F00002273813AEB62.svm" xlink:type="simple" xlink:show="embed" xlink:actuate="onLoad"/></draw:frame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7"><text:span text:style-name="T31"><text:tab/>X</text:span><text:span text:style-name="T11">i</text:span><text:span text:style-name="T31"> = {x ∈ X | ƒ(x) = y</text:span><text:span text:style-name="T11">i</text:span><text:span text:style-name="T31">}</text:span></text:p>
      <text:p text:style-name="P17"><text:span text:style-name="T31"/></text:p>
      <text:p text:style-name="P17"><text:span text:style-name="T31"><text:tab/>k! bijektioner</text:span></text:p>
      <text:p text:style-name="P17"><text:span text:style-name="T31"/></text:p>
      <text:p text:style-name="P17"><text:span text:style-name="T31"><text:tab/>{X</text:span><text:span text:style-name="T11">i</text:span><text:span text:style-name="T31">} → Y</text:span></text:p>
      <text:p text:style-name="P17"><text:span text:style-name="T31"/></text:p>
      <text:p text:style-name="P27"><text:span text:style-name="T31">Exempel:</text:span></text:p>
      <text:p text:style-name="P17"><text:span text:style-name="T31"/></text:p>
      <text:p text:style-name="P17"><text:span text:style-name="T31"><text:tab/>På hur många sätt kan 8 gäster fördelas på 5 hotellrum om</text:span></text:p>
      <text:p text:style-name="P17"><text:span text:style-name="T31"><text:tab/>inget rum lämnas tomt?</text:span></text:p>
      <text:p text:style-name="P17"><text:span text:style-name="T31"/></text:p>
      <text:p text:style-name="P17"><text:span text:style-name="T31"><text:tab/>Tydligen söks antalet surjektioner</text:span></text:p>
      <text:p text:style-name="P17"><text:span text:style-name="T31"/></text:p>
      <text:p text:style-name="P17"><text:span text:style-name="T31"><text:tab/><text:tab/>{gäster} → {hotellrum}</text:span></text:p>
      <text:p text:style-name="P17"><text:span text:style-name="T31"/></text:p>
      <text:p text:style-name="P17"><text:span text:style-name="T31"><text:tab/>så:</text:span></text:p>
      <text:p text:style-name="P17"><text:span text:style-name="T31"/></text:p>
      <text:p text:style-name="P17"><text:span text:style-name="T31"><text:tab/><text:tab/>5!⋅S(8; 5) = S(7; 4) + 5⋅S(7; 5) = {se triangeln} =</text:span></text:p>
      <text:p text:style-name="P17"><text:span text:style-name="T31"><text:tab/><text:tab/>= 350 + 5⋅140 = 1050 sätt</text:span></text:p>
      <text:p text:style-name="P17"><text:span text:style-name="T31"/></text:p>
      <text:p text:style-name="P17"><text:span text:style-name="T31"/></text:p>
      <text:p text:style-name="P17"><text:span text:style-name="T31">Så antalet sätt:</text:span></text:p>
      <text:p text:style-name="P17"><text:span text:style-name="T31"/></text:p>
      <text:p text:style-name="P17"><text:span text:style-name="T31"><text:tab/>120⋅1050 = 126000</text:span></text:p>
      <text:p text:style-name="P17"><text:span text:style-name="T31"/></text:p>
      <text:p text:style-name="P17"><text:span text:style-name="T31"/></text:p>
      <text:p text:style-name="P17"><text:span text:style-name="T31"/></text:p>
      <text:p text:style-name="P17"><text:span text:style-name="T31">På hur många sätt går det om H och D inte får dela?</text:span></text:p>
      <text:p text:style-name="P17"><text:span text:style-name="T31"/></text:p>
      <text:p text:style-name="P17"><text:span text:style-name="T31"><text:tab/>Jo, alla fördelningar utom dem där del delar rum.</text:span></text:p>
      <text:p text:style-name="P17"><text:span text:style-name="T31"/></text:p>
      <text:p text:style-name="P17"><text:span text:style-name="T31"><text:tab/>H och D delar i 5!⋅</text:span><text:span text:style-name="T32">S(7; 5) = 120⋅140 = 16800 fall.</text:span></text:p>
      <text:p text:style-name="P17"><text:span text:style-name="T32"/></text:p>
      <text:p text:style-name="P18"><text:span text:style-name="T32"><text:tab/>Sökta antalet: 126000 − 1600 = 105200</text:span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>Varje partition i en mängd motsvarar precis en ekvivalensrelation på mängden.</text:span></text:p>
      <text:p text:style-name="P18"><text:span text:style-name="T32">Så antalet ekvivalensrelationer är</text:span></text:p>
      <text:p text:style-name="P18"><text:span text:style-name="T32"/></text:p>
      <text:p text:style-name="P18"><text:span text:style-name="T32"><text:tab/></text:span><text:span text:style-name="T32"><draw:frame draw:style-name="fr3" draw:name="Object36" text:anchor-type="as-char" svg:width="4.1957in" svg:height="0.4602in" draw:z-index="47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8"><text:span text:style-name="T32"/></text:p>
      <text:p text:style-name="P28"><text:span text:style-name="T32">Exempel:</text:span></text:p>
      <text:p text:style-name="P18"><text:span text:style-name="T32"/></text:p>
      <text:p text:style-name="P18"><text:span text:style-name="T32"><text:tab/>n = 3:</text:span></text:p>
      <text:p text:style-name="P18"><draw:frame draw:style-name="fr2" draw:name="graphics8" text:anchor-type="paragraph" svg:x="3.6882in" svg:y="2.6252in" svg:width="2.361in" svg:height="2.0835in" draw:z-index="51"><draw:image xlink:href="Pictures/200000670000176D000014AC3B60CD85.svm" xlink:type="simple" xlink:show="embed" xlink:actuate="onLoad"/></draw:frame><draw:frame draw:style-name="fr2" draw:name="graphics7" text:anchor-type="paragraph" svg:x="0.8374in" svg:y="2.6252in" svg:width="2.0835in" svg:height="2.0835in" draw:z-index="50"><draw:image xlink:href="Pictures/20000067000014AC000014ACE106B41C.svm" xlink:type="simple" xlink:show="embed" xlink:actuate="onLoad"/></draw:frame><draw:frame draw:style-name="fr2" draw:name="graphics6" text:anchor-type="paragraph" svg:x="3.848in" svg:y="0.1874in" svg:width="2.0835in" svg:height="2.0835in" draw:z-index="49"><draw:image xlink:href="Pictures/20000067000014AC000014ACADAD21C7.svm" xlink:type="simple" xlink:show="embed" xlink:actuate="onLoad"/></draw:frame><draw:frame draw:style-name="fr2" draw:name="graphics5" text:anchor-type="paragraph" svg:x="0.8374in" svg:y="0.1874in" svg:width="2.0835in" svg:height="2.0835in" draw:z-index="48"><draw:image xlink:href="Pictures/20000085000014AC000014AC140A3359.svm" xlink:type="simple" xlink:show="embed" xlink:actuate="onLoad"/></draw:frame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draw:frame draw:style-name="fr2" draw:name="graphics9" text:anchor-type="paragraph" svg:x="0.848in" svg:y="0.0484in" svg:width="2.0835in" svg:height="2.0835in" draw:z-index="52"><draw:image xlink:href="Pictures/2000005B000014AC000014ACCF2FCD53.svm" xlink:type="simple" xlink:show="embed" xlink:actuate="onLoad"/></draw:frame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18"><text:span text:style-name="T32"/></text:p>
      <text:p text:style-name="P29"><text:span text:style-name="T33">Exempel:</text:span></text:p>
      <text:p text:style-name="P19"><text:span text:style-name="T33"/></text:p>
      <text:p text:style-name="P19"><text:span text:style-name="T33"><text:tab/>Varför gäller:</text:span></text:p>
      <text:p text:style-name="P19"><text:span text:style-name="T33"/></text:p>
      <text:p text:style-name="P19"><text:span text:style-name="T33"><text:tab/><text:tab/></text:span><text:span text:style-name="T33"><draw:frame draw:style-name="fr5" draw:name="Object37" text:anchor-type="as-char" svg:width="1.6091in" svg:height="0.4626in" draw:z-index="53"><draw:object xlink:href="./Object 37" xlink:type="simple" xlink:show="embed" xlink:actuate="onLoad"/><draw:image xlink:href="./ObjectReplacements/Object 37" xlink:type="simple" xlink:show="embed" xlink:actuate="onLoad"/></draw:frame></text:span><text:span text:style-name="T33">?</text:span></text:p>
      <text:p text:style-name="P19"><text:span text:style-name="T34"/></text:p>
      <text:p text:style-name="P19"><text:span text:style-name="T34"/></text:p>
      <text:p text:style-name="P20"><text:span text:style-name="T34"><text:tab/>Exempel:</text:span></text:p>
      <text:p text:style-name="P20"><text:span text:style-name="T34"/></text:p>
      <text:p text:style-name="P20"><text:span text:style-name="T34"><text:tab/><text:tab/>n = 5, <text:s/>k = 3</text:span></text:p>
      <text:p text:style-name="P20"><text:span text:style-name="T34"/></text:p>
      <text:p text:style-name="P20"><text:span text:style-name="T34"/></text:p>
      <text:p text:style-name="P20"><text:span text:style-name="T34"><text:tab/><text:tab/>HL = S(5; 1)(3)</text:span><text:span text:style-name="T12">1</text:span><text:span text:style-name="T34"> + S(5; 2)(3)</text:span><text:span text:style-name="T12">2</text:span><text:span text:style-name="T34"> + S(5; 3)(3)</text:span><text:span text:style-name="T12">3</text:span><text:span text:style-name="T34"> =</text:span></text:p>
      <text:p text:style-name="P20"><text:span text:style-name="T34"/></text:p>
      <text:p text:style-name="P20"><text:span text:style-name="T34"><text:tab/><text:tab/>= 1⋅3 + 15⋅3⋅2 + 25⋅3⋅2⋅1 =</text:span></text:p>
      <text:p text:style-name="P20"><text:span text:style-name="T34"/></text:p>
      <text:p text:style-name="P20"><text:span text:style-name="T34"><text:tab/><text:tab/>= 243 = 35</text:span></text:p>
      <text:p text:style-name="P20"><text:span text:style-name="T34"/></text:p>
      <text:p text:style-name="P20"><text:span text:style-name="T34"/></text:p>
      <text:p text:style-name="P20"><text:span text:style-name="T34"><text:tab/><text:tab/>VL:<text:tab/>Antalet funktioner</text:span></text:p>
      <text:p text:style-name="P20"><text:span text:style-name="T34"/></text:p>
      <text:p text:style-name="P20"><text:span text:style-name="T34"><text:tab/><text:tab/><text:tab/>n-mängd <text:s/>→ <text:s/>k-mängd</text:span></text:p>
      <text:p text:style-name="P20"><text:span text:style-name="T34"/></text:p>
      <text:p text:style-name="P20"><text:span text:style-name="T34"><text:tab/><text:tab/>S(n; i)(k)</text:span><text:span text:style-name="T12">i</text:span><text:span text:style-name="T34"> antalet funktioner som tar precis i strycken värden.</text:span></text:p>
      <text:p text:style-name="P20"><text:span text:style-name="T34"/></text:p>
      <text:p text:style-name="P20"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text-align="start" style:justify-single-word="false" fo:text-indent="0in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in" fo:margin-right="0in" fo:text-align="start" style:justify-single-word="false" fo:text-indent="0in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3-10T01:37:16</dc:date>
    <dc:creator>Mattias </dc:creator>
    <meta:editing-duration>PT29H03M29S</meta:editing-duration>
    <meta:editing-cycles>53</meta:editing-cycles>
    <meta:generator>OpenOffice.org/3.2$Linux OpenOffice.org_project/320m19$Build-9505</meta:generator>
    <meta:document-statistic meta:table-count="0" meta:image-count="9" meta:object-count="37" meta:page-count="11" meta:paragraph-count="157" meta:word-count="745" meta:character-count="3736"/>
  </office:meta>
</office:document-meta>
</file>

<file path=Object 1/content.xml><?xml version="1.0" encoding="utf-8"?>
<math xmlns="http://www.w3.org/1998/Math/MathML">
  <semantics>
    <mrow>
      <mtext>där </mtext>
      <mrow>
        <msub>
          <mi mathvariant="normal">α</mi>
          <mi mathvariant="normal">i</mi>
        </msub>
        <mi mathvariant="normal">=</mi>
        <mrow>
          <munder>
            <mi mathvariant="normal">∑</mi>
            <mrow>
              <mn>1</mn>
              <mi mathvariant="normal">≤</mi>
              <mrow>
                <mrow>
                  <msub>
                    <mi mathvariant="normal">k</mi>
                    <mn>1</mn>
                  </msub>
                  <mo stretchy="false">&lt;</mo>
                  <mi mathvariant="normal">…</mi>
                </mrow>
                <mo stretchy="false">&lt;</mo>
                <msub>
                  <mi mathvariant="normal">k</mi>
                  <mi mathvariant="normal">i</mi>
                </msub>
              </mrow>
              <mi mathvariant="normal">≤</mi>
              <mi mathvariant="normal">n</mi>
            </mrow>
          </munder>
          <mfenced open="" close="">
            <mrow>
              <msub>
                <mi mathvariant="normal">A</mi>
                <mstyle mathsize="125%">
                  <mrow>
                    <msub>
                      <mi mathvariant="normal">k</mi>
                      <mn>1</mn>
                    </msub>
                  </mrow>
                </mstyle>
              </msub>
              <mi mathvariant="normal">∩</mi>
              <mi mathvariant="normal">…</mi>
              <mi mathvariant="normal">∩</mi>
              <msub>
                <mi mathvariant="normal">A</mi>
                <mstyle mathsize="125%">
                  <mrow>
                    <msub>
                      <mi mathvariant="normal">k</mi>
                      <mi mathvariant="normal">i</mi>
                    </msub>
                  </mrow>
                </mstyle>
              </msub>
            </mrow>
          </mfenced>
        </mrow>
      </mrow>
    </mrow>
    <annotation encoding="StarMath 5.0">"där " α_i = sum from {1 ≤ k_1 &lt; … &lt; k_i ≤ n} left ( A_{size *1.25 {k_1}} ∩ … ∩ A_{size *1.25 {k_i}} right )</annotation>
  </semantics>
</math>
</file>

<file path=Object 10/content.xml><?xml version="1.0" encoding="utf-8"?>
<math xmlns="http://www.w3.org/1998/Math/MathML">
  <semantics>
    <mrow>
      <mrow>
        <mi mathvariant="normal">x</mi>
        <mi mathvariant="normal">=</mi>
        <mrow>
          <mrow>
            <mi mathvariant="normal">−</mi>
            <mfrac>
              <mn>1</mn>
              <mn>2</mn>
            </mfrac>
          </mrow>
          <mi mathvariant="normal">±</mi>
          <msqrt>
            <mrow>
              <mfrac>
                <mn>1</mn>
                <mn>4</mn>
              </mfrac>
              <mo stretchy="false">+</mo>
              <mn>1</mn>
            </mrow>
          </msqrt>
        </mrow>
      </mrow>
      <mi mathvariant="normal">=</mi>
      <mfrac>
        <mrow>
          <mrow>
            <mi mathvariant="normal">−</mi>
            <mn>1</mn>
          </mrow>
          <mi mathvariant="normal">±</mi>
          <msqrt>
            <mn>5</mn>
          </msqrt>
        </mrow>
        <mn>2</mn>
      </mfrac>
    </mrow>
    <annotation encoding="StarMath 5.0">x = -{1 over 2} +- sqrt{1 over 4 + 1} = {-1 +- sqrt 5} over 2</annotation>
  </semantics>
</math>
</file>

<file path=Object 11/content.xml><?xml version="1.0" encoding="utf-8"?>
<math xmlns="http://www.w3.org/1998/Math/MathML">
  <semantics>
    <mrow>
      <mrow>
        <mi mathvariant="normal">ϕ</mi>
        <mi mathvariant="normal">=</mi>
        <mfrac>
          <mrow>
            <msqrt>
              <mn>5</mn>
            </msqrt>
            <mi mathvariant="normal">−</mi>
            <mn>1</mn>
          </mrow>
          <mn>2</mn>
        </mfrac>
      </mrow>
      <mi mathvariant="normal">≈</mi>
      <mn>0,618</mn>
    </mrow>
    <annotation encoding="StarMath 5.0">ϕ = {sqrt 5 - 1} over 2 ≈ 0,618</annotation>
  </semantics>
</math>
</file>

<file path=Object 12/content.xml><?xml version="1.0" encoding="utf-8"?>
<math xmlns="http://www.w3.org/1998/Math/MathML">
  <semantics>
    <mrow>
      <mrow>
        <mi mathvariant="normal">ϕ</mi>
        <mi mathvariant="normal">=</mi>
        <mfrac>
          <mrow>
            <msqrt>
              <mn>5</mn>
            </msqrt>
            <mo stretchy="false">+</mo>
            <mn>1</mn>
          </mrow>
          <mn>2</mn>
        </mfrac>
      </mrow>
      <mi mathvariant="normal">≈</mi>
      <mn>1,618</mn>
    </mrow>
    <annotation encoding="StarMath 5.0">ϕ = {sqrt 5 + 1} over 2 ≈ 1,618</annotation>
  </semantics>
</math>
</file>

<file path=Object 13/content.xml><?xml version="1.0" encoding="utf-8"?>
<math xmlns="http://www.w3.org/1998/Math/MathML">
  <semantics>
    <mrow>
      <mrow>
        <mtext/>
        <mi mathvariant="normal">=</mi>
        <mfrac>
          <mrow>
            <mi mathvariant="normal">−</mi>
            <mi mathvariant="normal">x</mi>
          </mrow>
          <mrow>
            <mrow>
              <mo stretchy="false">(</mo>
              <mrow>
                <mi mathvariant="normal">x</mi>
                <mi mathvariant="normal">−</mi>
                <mi mathvariant="normal">ϕ</mi>
              </mrow>
              <mo stretchy="false">)</mo>
            </mrow>
            <mrow>
              <mo stretchy="false">(</mo>
              <mrow>
                <mi mathvariant="normal">x</mi>
                <mi mathvariant="normal">−</mi>
                <mi mathvariant="normal">ψ</mi>
              </mrow>
              <mo stretchy="false">)</mo>
            </mrow>
          </mrow>
        </mfrac>
      </mrow>
      <mi mathvariant="normal">=</mi>
      <mtext/>
    </mrow>
    <annotation encoding="StarMath 5.0">"" = {-x} over {(x - ϕ)(x - ψ)} = ""</annotation>
  </semantics>
</math>
</file>

<file path=Object 14/content.xml><?xml version="1.0" encoding="utf-8"?>
<math xmlns="http://www.w3.org/1998/Math/MathML">
  <semantics>
    <mrow>
      <mrow>
        <mtext/>
        <mi mathvariant="normal">=</mi>
        <mfrac>
          <mn>1</mn>
          <msqrt>
            <mn>5</mn>
          </msqrt>
        </mfrac>
      </mrow>
      <mfenced open="" close="">
        <mrow>
          <mrow>
            <munderover>
              <mi mathvariant="normal">∑</mi>
              <mrow>
                <mi mathvariant="normal">n</mi>
                <mi mathvariant="normal">=</mi>
                <mn>0</mn>
              </mrow>
              <mi mathvariant="normal">∞</mi>
            </munderover>
            <msup>
              <mrow>
                <mo stretchy="false">(</mo>
                <mrow>
                  <mi mathvariant="normal">−</mi>
                  <mi mathvariant="normal">ψ</mi>
                </mrow>
                <mo stretchy="false">)</mo>
              </mrow>
              <mi mathvariant="normal">n</mi>
            </msup>
          </mrow>
          <mrow>
            <msup>
              <mi mathvariant="normal">x</mi>
              <mi mathvariant="normal">n</mi>
            </msup>
            <mi mathvariant="normal">−</mi>
            <mrow>
              <munderover>
                <mi mathvariant="normal">∑</mi>
                <mrow>
                  <mi mathvariant="normal">n</mi>
                  <mi mathvariant="normal">=</mi>
                  <mn>0</mn>
                </mrow>
                <mi mathvariant="normal">∞</mi>
              </munderover>
              <msup>
                <mrow>
                  <mo stretchy="false">(</mo>
                  <mrow>
                    <mi mathvariant="normal">−</mi>
                    <mi mathvariant="normal">ϕ</mi>
                  </mrow>
                  <mo stretchy="false">)</mo>
                </mrow>
                <mi mathvariant="normal">n</mi>
              </msup>
            </mrow>
          </mrow>
          <msup>
            <mi mathvariant="normal">x</mi>
            <mi mathvariant="normal">n</mi>
          </msup>
        </mrow>
      </mfenced>
    </mrow>
    <annotation encoding="StarMath 5.0">"" = 1 over sqrt 5 left ( sum from {n = 0} to infinity (-ψ)^n x^n - sum from {n = 0} to infinity (-ϕ)^n x^n right )</annotation>
  </semantics>
</math>
</file>

<file path=Object 15/content.xml><?xml version="1.0" encoding="utf-8"?>
<math xmlns="http://www.w3.org/1998/Math/MathML">
  <semantics>
    <mrow>
      <mrow>
        <mtext/>
        <mi mathvariant="normal">=</mi>
        <mrow>
          <mfrac>
            <mfenced open="" close="">
              <mfrac>
                <mrow>
                  <mi mathvariant="normal">−</mi>
                  <mi mathvariant="normal">ϕ</mi>
                </mrow>
                <mrow>
                  <mi mathvariant="normal">ϕ</mi>
                  <mi mathvariant="normal">−</mi>
                  <mi mathvariant="normal">ψ</mi>
                </mrow>
              </mfrac>
            </mfenced>
            <mrow>
              <mi mathvariant="normal">x</mi>
              <mi mathvariant="normal">−</mi>
              <mi mathvariant="normal">ϕ</mi>
            </mrow>
          </mfrac>
          <mo stretchy="false">+</mo>
          <mfrac>
            <mfenced open="" close="">
              <mfrac>
                <mrow>
                  <mi mathvariant="normal">−</mi>
                  <mi mathvariant="normal">ψ</mi>
                </mrow>
                <mrow>
                  <mi mathvariant="normal">ψ</mi>
                  <mi mathvariant="normal">−</mi>
                  <mi mathvariant="normal">ϕ</mi>
                </mrow>
              </mfrac>
            </mfenced>
            <mrow>
              <mi mathvariant="normal">x</mi>
              <mi mathvariant="normal">−</mi>
              <mi mathvariant="normal">ψ</mi>
            </mrow>
          </mfrac>
        </mrow>
      </mrow>
      <mi mathvariant="normal">=</mi>
      <mtext/>
    </mrow>
    <annotation encoding="StarMath 5.0">"" = left ( {-ϕ} over {ϕ - ψ} right ) over {x - ϕ} + left ( {-ψ} over {ψ - ϕ} right ) over {x - ψ} = ""</annotation>
  </semantics>
</math>
</file>

<file path=Object 16/content.xml><?xml version="1.0" encoding="utf-8"?>
<math xmlns="http://www.w3.org/1998/Math/MathML">
  <semantics>
    <mrow>
      <mrow>
        <mtext/>
        <mi mathvariant="normal">=</mi>
        <mrow>
          <mfrac>
            <mfenced open="" close="">
              <mfrac>
                <mn>1</mn>
                <mrow>
                  <mi mathvariant="normal">ϕ</mi>
                  <mi mathvariant="normal">−</mi>
                  <mi mathvariant="normal">ψ</mi>
                </mrow>
              </mfrac>
            </mfenced>
            <mrow>
              <mn>1</mn>
              <mi mathvariant="normal">−</mi>
              <mfrac>
                <mi mathvariant="normal">x</mi>
                <mi mathvariant="normal">ϕ</mi>
              </mfrac>
            </mrow>
          </mfrac>
          <mo stretchy="false">+</mo>
          <mfrac>
            <mfenced open="" close="">
              <mfrac>
                <mn>1</mn>
                <mrow>
                  <mi mathvariant="normal">ψ</mi>
                  <mi mathvariant="normal">−</mi>
                  <mi mathvariant="normal">ϕ</mi>
                </mrow>
              </mfrac>
            </mfenced>
            <mrow>
              <mn>1</mn>
              <mi mathvariant="normal">−</mi>
              <mfrac>
                <mi mathvariant="normal">x</mi>
                <mi mathvariant="normal">ψ</mi>
              </mfrac>
            </mrow>
          </mfrac>
        </mrow>
      </mrow>
      <mi mathvariant="normal">=</mi>
      <mtext/>
    </mrow>
    <annotation encoding="StarMath 5.0">"" = left ( 1 over {ϕ - ψ} right ) over {1 - x over ϕ} + left ( 1 over {ψ - ϕ} right ) over {1 - x over ψ} = ""</annotation>
  </semantics>
</math>
</file>

<file path=Object 17/content.xml><?xml version="1.0" encoding="utf-8"?>
<math xmlns="http://www.w3.org/1998/Math/MathML">
  <semantics>
    <mrow>
      <mrow>
        <mtext/>
        <mi mathvariant="normal">=</mi>
        <mfrac>
          <mn>1</mn>
          <msqrt>
            <mn>5</mn>
          </msqrt>
        </mfrac>
      </mrow>
      <mrow>
        <mfenced open="" close="">
          <mrow>
            <mfrac>
              <mn>1</mn>
              <mrow>
                <mn>1</mn>
                <mo stretchy="false">+</mo>
                <mi>ψx</mi>
              </mrow>
            </mfrac>
            <mi mathvariant="normal">−</mi>
            <mfrac>
              <mn>1</mn>
              <mrow>
                <mn>1</mn>
                <mo stretchy="false">+</mo>
                <mi>ϕx</mi>
              </mrow>
            </mfrac>
          </mrow>
        </mfenced>
        <mi mathvariant="normal">=</mi>
        <mtext/>
      </mrow>
    </mrow>
    <annotation encoding="StarMath 5.0">"" = 1 over sqrt 5 left ( 1 over {1 + ψx} - 1 over {1 + ϕx} right ) = ""</annotation>
  </semantics>
</math>
</file>

<file path=Object 18/content.xml><?xml version="1.0" encoding="utf-8"?>
<math xmlns="http://www.w3.org/1998/Math/MathML">
  <semantics>
    <mrow>
      <mrow>
        <mfrac>
          <mn>1</mn>
          <mrow>
            <mn>1</mn>
            <mo stretchy="false">+</mo>
            <mi mathvariant="normal">t</mi>
          </mrow>
        </mfrac>
        <mi mathvariant="normal">=</mi>
        <mrow>
          <munderover>
            <mi mathvariant="normal">∑</mi>
            <mrow>
              <mi mathvariant="normal">n</mi>
              <mi mathvariant="normal">=</mi>
              <mn>0</mn>
            </mrow>
            <mi mathvariant="normal">∞</mi>
          </munderover>
          <msup>
            <mrow>
              <mo stretchy="false">(</mo>
              <mrow>
                <mi mathvariant="normal">−</mi>
                <mn>1</mn>
              </mrow>
              <mo stretchy="false">)</mo>
            </mrow>
            <mi mathvariant="normal">n</mi>
          </msup>
        </mrow>
      </mrow>
      <msup>
        <mi mathvariant="normal">t</mi>
        <mi mathvariant="normal">n</mi>
      </msup>
    </mrow>
    <annotation encoding="StarMath 5.0">1 over {1 + t} = sum from {n = 0} to infinity (-1)^n t^n</annotation>
  </semantics>
</math>
</file>

<file path=Object 19/content.xml><?xml version="1.0" encoding="utf-8"?>
<math xmlns="http://www.w3.org/1998/Math/MathML">
  <semantics>
    <mrow>
      <mrow>
        <msub>
          <mi mathvariant="normal">F</mi>
          <mi mathvariant="normal">n</mi>
        </msub>
        <mi mathvariant="normal">=</mi>
        <mfrac>
          <mn>1</mn>
          <msqrt>
            <mn>5</mn>
          </msqrt>
        </mfrac>
      </mrow>
      <mfenced open="" close="">
        <mrow>
          <msup>
            <mfenced open="" close="">
              <mfrac>
                <mrow>
                  <mn>1</mn>
                  <mo stretchy="false">+</mo>
                  <msqrt>
                    <mn>5</mn>
                  </msqrt>
                </mrow>
                <mn>2</mn>
              </mfrac>
            </mfenced>
            <mi mathvariant="normal">n</mi>
          </msup>
          <mi mathvariant="normal">−</mi>
          <msup>
            <mfenced open="" close="">
              <mfrac>
                <mrow>
                  <mn>1</mn>
                  <mi mathvariant="normal">−</mi>
                  <msqrt>
                    <mn>5</mn>
                  </msqrt>
                </mrow>
                <mn>2</mn>
              </mfrac>
            </mfenced>
            <mi mathvariant="normal">n</mi>
          </msup>
        </mrow>
      </mfenced>
    </mrow>
    <annotation encoding="StarMath 5.0">F_n = 1 over sqrt 5 left ( left ( {1 + sqrt 5} over 2 right )^n - left ( {1 - sqrt 5} over 2 right )^n right )</annotation>
  </semantics>
</math>
</file>

<file path=Object 2/content.xml><?xml version="1.0" encoding="utf-8"?>
<math xmlns="http://www.w3.org/1998/Math/MathML">
  <semantics>
    <mrow>
      <mi mathvariant="normal">g</mi>
      <mrow>
        <mrow>
          <mo stretchy="false">(</mo>
          <mi mathvariant="normal">x</mi>
          <mo stretchy="false">)</mo>
        </mrow>
        <mi mathvariant="normal">=</mi>
        <mrow>
          <munderover>
            <mi mathvariant="normal">∑</mi>
            <mrow>
              <mi mathvariant="normal">n</mi>
              <mi mathvariant="normal">=</mi>
              <mn>0</mn>
            </mrow>
            <mi mathvariant="normal">∞</mi>
          </munderover>
          <msub>
            <mi mathvariant="normal">F</mi>
            <mi mathvariant="normal">n</mi>
          </msub>
        </mrow>
      </mrow>
      <msup>
        <mi mathvariant="normal">x</mi>
        <mi mathvariant="normal">n</mi>
      </msup>
    </mrow>
    <annotation encoding="StarMath 5.0">g(x) = sum from {n = 0} to infinity F_n x^n</annotation>
  </semantics>
</math>
</file>

<file path=Object 20/content.xml><?xml version="1.0" encoding="utf-8"?>
<math xmlns="http://www.w3.org/1998/Math/MathML">
  <semantics>
    <mrow>
      <mrow>
        <mfenced open="∣" close="∣">
          <mrow>
            <mi mathvariant="normal">B</mi>
            <mi mathvariant="normal">∪</mi>
            <mi mathvariant="normal">G</mi>
            <mi mathvariant="normal">∪</mi>
            <mi mathvariant="normal">T</mi>
          </mrow>
        </mfenced>
        <mi mathvariant="normal">=</mi>
        <mrow>
          <mrow>
            <mrow>
              <mrow>
                <mrow>
                  <mrow>
                    <munder>
                      <mfenced open="∣" close="∣">
                        <mi mathvariant="normal">B</mi>
                      </mfenced>
                      <mn>25</mn>
                    </munder>
                    <mo stretchy="false">+</mo>
                    <munder>
                      <mfenced open="∣" close="∣">
                        <mi mathvariant="normal">G</mi>
                      </mfenced>
                      <mn>20</mn>
                    </munder>
                  </mrow>
                  <mo stretchy="false">+</mo>
                  <munder>
                    <mfenced open="∣" close="∣">
                      <mi mathvariant="normal">T</mi>
                    </mfenced>
                    <mn>19</mn>
                  </munder>
                </mrow>
                <mi mathvariant="normal">−</mi>
                <munder>
                  <mfenced open="∣" close="∣">
                    <mrow>
                      <mi mathvariant="normal">B</mi>
                      <mi mathvariant="normal">∩</mi>
                      <mi mathvariant="normal">G</mi>
                    </mrow>
                  </mfenced>
                  <mn>8</mn>
                </munder>
              </mrow>
              <mi mathvariant="normal">−</mi>
              <munder>
                <mfenced open="∣" close="∣">
                  <mrow>
                    <mi mathvariant="normal">B</mi>
                    <mi mathvariant="normal">∩</mi>
                    <mi mathvariant="normal">T</mi>
                  </mrow>
                </mfenced>
                <mn>12</mn>
              </munder>
            </mrow>
            <mi mathvariant="normal">−</mi>
            <munder>
              <mfenced open="∣" close="∣">
                <mrow>
                  <mi mathvariant="normal">G</mi>
                  <mi mathvariant="normal">∩</mi>
                  <mi mathvariant="normal">T</mi>
                </mrow>
              </mfenced>
              <mn>5</mn>
            </munder>
          </mrow>
          <mo stretchy="false">+</mo>
          <munder>
            <mfenced open="∣" close="∣">
              <mrow>
                <mi mathvariant="normal">B</mi>
                <mi mathvariant="normal">∩</mi>
                <mi mathvariant="normal">G</mi>
                <mi mathvariant="normal">∩</mi>
                <mi mathvariant="normal">T</mi>
              </mrow>
            </mfenced>
            <mn>1</mn>
          </munder>
        </mrow>
      </mrow>
      <mi mathvariant="normal">=</mi>
      <mn>40</mn>
    </mrow>
    <annotation encoding="StarMath 5.0">abs{B ∪ G ∪ T} = {abs B} csub 25 + {abs G} csub 20 + {abs T} csub 19 - {abs{B ∩ G}} csub 8 - {abs{B ∩ T}} csub 12 - {abs{G ∩ T}} csub 5 + {abs{B ∩ G ∩ T}} csub 1 = 40</annotation>
  </semantics>
</math>
</file>

<file path=Object 21/content.xml><?xml version="1.0" encoding="utf-8"?>
<math xmlns="http://www.w3.org/1998/Math/MathML">
  <semantics>
    <mrow>
      <mfenced open="∣" close="∣">
        <mrow>
          <msub>
            <mi mathvariant="normal">A</mi>
            <mn>1</mn>
          </msub>
          <mi mathvariant="normal">∪</mi>
          <msub>
            <mi mathvariant="normal">A</mi>
            <mn>2</mn>
          </msub>
          <mi mathvariant="normal">∪</mi>
          <mi mathvariant="normal">…</mi>
          <mi mathvariant="normal">∪</mi>
          <msub>
            <mi mathvariant="normal">A</mi>
            <mi mathvariant="normal">n</mi>
          </msub>
        </mrow>
      </mfenced>
      <mi mathvariant="normal">=</mi>
      <mrow>
        <mrow>
          <mrow>
            <mfenced open="∣" close="∣">
              <msub>
                <mi mathvariant="normal">A</mi>
                <mn>1</mn>
              </msub>
            </mfenced>
            <mo stretchy="false">+</mo>
            <mi mathvariant="normal">…</mi>
          </mrow>
          <mo stretchy="false">+</mo>
          <mfenced open="∣" close="∣">
            <msub>
              <mi mathvariant="normal">A</mi>
              <mi mathvariant="normal">n</mi>
            </msub>
          </mfenced>
        </mrow>
        <mi mathvariant="normal">−</mi>
        <mrow>
          <mo stretchy="true">(</mo>
          <mrow>
            <mrow>
              <mrow>
                <mrow>
                  <mrow>
                    <mfenced open="∣" close="∣">
                      <mrow>
                        <msub>
                          <mi mathvariant="normal">A</mi>
                          <mn>1</mn>
                        </msub>
                        <mi mathvariant="normal">∩</mi>
                        <msub>
                          <mi mathvariant="normal">A</mi>
                          <mn>2</mn>
                        </msub>
                      </mrow>
                    </mfenced>
                    <mo stretchy="false">+</mo>
                    <mi mathvariant="normal">…</mi>
                  </mrow>
                  <mo stretchy="false">+</mo>
                  <mfenced open="∣" close="∣">
                    <mrow>
                      <msub>
                        <mi mathvariant="normal">A</mi>
                        <mn>1</mn>
                      </msub>
                      <mi mathvariant="normal">∩</mi>
                      <msub>
                        <mi mathvariant="normal">A</mi>
                        <mi mathvariant="normal">n</mi>
                      </msub>
                    </mrow>
                  </mfenced>
                </mrow>
                <mo stretchy="false">+</mo>
                <mfenced open="∣" close="∣">
                  <mrow>
                    <msub>
                      <mi mathvariant="normal">A</mi>
                      <mn>2</mn>
                    </msub>
                    <mi mathvariant="normal">∩</mi>
                    <msub>
                      <mi mathvariant="normal">A</mi>
                      <mn>3</mn>
                    </msub>
                  </mrow>
                </mfenced>
              </mrow>
              <mo stretchy="false">+</mo>
              <mi mathvariant="normal">…</mi>
            </mrow>
            <mo stretchy="false">+</mo>
            <mtext/>
          </mrow>
        </mrow>
      </mrow>
    </mrow>
    <annotation encoding="StarMath 5.0">abs{A_1 ∪ A_2 ∪ … ∪ A_n} = abs{A_1} + … + abs{A_n} - left ( abs{A_1 ∩ A_2} + … + abs{A_1 ∩ A_n} + abs{A_2 ∩ A_3} + … + "" right none</annotation>
  </semantics>
</math>
</file>

<file path=Object 22/content.xml><?xml version="1.0" encoding="utf-8"?>
<math xmlns="http://www.w3.org/1998/Math/MathML">
  <semantics>
    <mrow>
      <mrow>
        <mrow>
          <mrow>
            <mrow>
              <mrow>
                <mrow>
                  <mtext/>
                  <mo stretchy="false">+</mo>
                  <mfenced open="∣" close="∣">
                    <mrow>
                      <msub>
                        <mi mathvariant="normal">A</mi>
                        <mn>2</mn>
                      </msub>
                      <mi mathvariant="normal">∩</mi>
                      <msub>
                        <mi mathvariant="normal">A</mi>
                        <mi mathvariant="normal">n</mi>
                      </msub>
                    </mrow>
                  </mfenced>
                </mrow>
                <mo stretchy="false">+</mo>
                <mi mathvariant="normal">…</mi>
              </mrow>
              <mo stretchy="false">+</mo>
              <mfenced open="∣" close="∣">
                <mrow>
                  <msub>
                    <mi mathvariant="normal">A</mi>
                    <mrow>
                      <mi mathvariant="normal">n</mi>
                      <mi mathvariant="normal">−</mi>
                      <mn>1</mn>
                    </mrow>
                  </msub>
                  <mi mathvariant="normal">∩</mi>
                  <msub>
                    <mi mathvariant="normal">A</mi>
                    <mi mathvariant="normal">n</mi>
                  </msub>
                </mrow>
              </mfenced>
            </mrow>
            <mo stretchy="true">)</mo>
          </mrow>
          <mo stretchy="false">+</mo>
          <mi mathvariant="normal">…</mi>
        </mrow>
        <mo stretchy="false">+</mo>
        <msup>
          <mrow>
            <mo stretchy="false">(</mo>
            <mrow>
              <mi mathvariant="normal">−</mi>
              <mn>1</mn>
            </mrow>
            <mo stretchy="false">)</mo>
          </mrow>
          <mrow>
            <mi mathvariant="normal">n</mi>
            <mo stretchy="false">+</mo>
            <mn>1</mn>
          </mrow>
        </msup>
      </mrow>
      <mrow>
        <mfenced open="∣" close="∣">
          <mrow>
            <msub>
              <mi mathvariant="normal">A</mi>
              <mn>1</mn>
            </msub>
            <mi mathvariant="normal">∩</mi>
            <mi mathvariant="normal">…</mi>
            <mi mathvariant="normal">∩</mi>
            <msub>
              <mi mathvariant="normal">A</mi>
              <mi mathvariant="normal">n</mi>
            </msub>
          </mrow>
        </mfenced>
        <mi mathvariant="normal">=</mi>
        <mtext/>
      </mrow>
    </mrow>
    <annotation encoding="StarMath 5.0">left none "" + abs{A_2 ∩ A_n} + … + abs{A_{n-1} ∩ A_n} right ) + … + (-1)^{n+1}
abs{A_1 ∩ … ∩ A_n} = ""</annotation>
  </semantics>
</math>
</file>

<file path=Object 23/content.xml><?xml version="1.0" encoding="utf-8"?>
<math xmlns="http://www.w3.org/1998/Math/MathML">
  <semantics>
    <mrow>
      <mtext>där </mtext>
      <mrow>
        <msub>
          <mi mathvariant="normal">α</mi>
          <mi mathvariant="normal">i</mi>
        </msub>
        <mi mathvariant="normal">=</mi>
        <mrow>
          <munder>
            <mi mathvariant="normal">∑</mi>
            <mrow>
              <mn>1</mn>
              <mi mathvariant="normal">≤</mi>
              <mrow>
                <mrow>
                  <msub>
                    <mi mathvariant="normal">k</mi>
                    <mn>1</mn>
                  </msub>
                  <mo stretchy="false">&lt;</mo>
                  <mi mathvariant="normal">…</mi>
                </mrow>
                <mo stretchy="false">&lt;</mo>
                <msub>
                  <mi mathvariant="normal">k</mi>
                  <mi mathvariant="normal">i</mi>
                </msub>
              </mrow>
              <mi mathvariant="normal">≤</mi>
              <mi mathvariant="normal">n</mi>
            </mrow>
          </munder>
          <mfenced open="" close="">
            <mrow>
              <msub>
                <mi mathvariant="normal">A</mi>
                <mstyle mathsize="125%">
                  <mrow>
                    <msub>
                      <mi mathvariant="normal">k</mi>
                      <mn>1</mn>
                    </msub>
                  </mrow>
                </mstyle>
              </msub>
              <mi mathvariant="normal">∩</mi>
              <mi mathvariant="normal">…</mi>
              <mi mathvariant="normal">∩</mi>
              <msub>
                <mi mathvariant="normal">A</mi>
                <mstyle mathsize="125%">
                  <mrow>
                    <msub>
                      <mi mathvariant="normal">k</mi>
                      <mi mathvariant="normal">i</mi>
                    </msub>
                  </mrow>
                </mstyle>
              </msub>
            </mrow>
          </mfenced>
        </mrow>
      </mrow>
    </mrow>
    <annotation encoding="StarMath 5.0">"där " α_i = sum from {1 ≤ k_1 &lt; … &lt; k_i ≤ n} left ( A_{size *1.25 {k_1}} ∩ … ∩ A_{size *1.25 {k_i}} right )</annotation>
  </semantics>
</math>
</file>

<file path=Object 24/content.xml><?xml version="1.0" encoding="utf-8"?>
<math xmlns="http://www.w3.org/1998/Math/MathML">
  <semantics>
    <mrow>
      <mrow>
        <mrow>
          <mrow>
            <mfenced open="" close="">
              <mtable>
                <mtr>
                  <mtd>
                    <mi mathvariant="normal">k</mi>
                  </mtd>
                </mtr>
              </mtable>
            </mfenced>
            <mo stretchy="false">+</mo>
            <mfenced open="" close="">
              <mtable>
                <mtr>
                  <mtd>
                    <mi mathvariant="normal">k</mi>
                  </mtd>
                </mtr>
              </mtable>
            </mfenced>
          </mrow>
          <mi mathvariant="normal">−</mi>
          <mi mathvariant="normal">…</mi>
        </mrow>
        <mo stretchy="false">+</mo>
        <msup>
          <mrow>
            <mo stretchy="false">(</mo>
            <mrow>
              <mi mathvariant="normal">−</mi>
              <mn>1</mn>
            </mrow>
            <mo stretchy="false">)</mo>
          </mrow>
          <mrow>
            <mi mathvariant="normal">k</mi>
            <mo stretchy="false">+</mo>
            <mn>1</mn>
          </mrow>
        </msup>
      </mrow>
      <mrow>
        <mfenced open="" close="">
          <mtable>
            <mtr>
              <mtd>
                <mi mathvariant="normal">k</mi>
              </mtd>
            </mtr>
          </mtable>
        </mfenced>
        <mi mathvariant="normal">=</mi>
        <mtext/>
      </mrow>
    </mrow>
    <annotation encoding="StarMath 5.0">left ( binom k 2 right ) + left ( binom k 3 right ) - … + (-1)^{k+1} left ( binom k k right ) = ""</annotation>
  </semantics>
</math>
</file>

<file path=Object 25/content.xml><?xml version="1.0" encoding="utf-8"?>
<math xmlns="http://www.w3.org/1998/Math/MathML">
  <semantics>
    <mrow>
      <mrow>
        <mtext/>
        <mi mathvariant="normal">=</mi>
        <mrow>
          <mn>1</mn>
          <mi mathvariant="normal">−</mi>
          <mfenced open="" close="">
            <mrow>
              <mrow>
                <mrow>
                  <mrow>
                    <mrow>
                      <mfenced open="" close="">
                        <mtable>
                          <mtr>
                            <mtd>
                              <mi mathvariant="normal">k</mi>
                            </mtd>
                          </mtr>
                        </mtable>
                      </mfenced>
                      <mi mathvariant="normal">−</mi>
                      <mfenced open="" close="">
                        <mtable>
                          <mtr>
                            <mtd>
                              <mi mathvariant="normal">k</mi>
                            </mtd>
                          </mtr>
                        </mtable>
                      </mfenced>
                    </mrow>
                    <mo stretchy="false">+</mo>
                    <mfenced open="" close="">
                      <mtable>
                        <mtr>
                          <mtd>
                            <mi mathvariant="normal">k</mi>
                          </mtd>
                        </mtr>
                      </mtable>
                    </mfenced>
                  </mrow>
                  <mi mathvariant="normal">−</mi>
                  <mi mathvariant="normal">…</mi>
                </mrow>
                <mo stretchy="false">+</mo>
                <msup>
                  <mrow>
                    <mo stretchy="false">(</mo>
                    <mrow>
                      <mi mathvariant="normal">−</mi>
                      <mn>1</mn>
                    </mrow>
                    <mo stretchy="false">)</mo>
                  </mrow>
                  <mi mathvariant="normal">k</mi>
                </msup>
              </mrow>
              <mfenced open="" close="">
                <mtable>
                  <mtr>
                    <mtd>
                      <mi mathvariant="normal">k</mi>
                    </mtd>
                  </mtr>
                </mtable>
              </mfenced>
            </mrow>
          </mfenced>
        </mrow>
      </mrow>
      <mi mathvariant="normal">=</mi>
      <mtext/>
    </mrow>
    <annotation encoding="StarMath 5.0">"" = 1 - left (

left ( binom k 0 right ) -
left ( binom k 1 right ) + 
left ( binom k 2 right ) - … +
(-1)^k left ( binom k k right )

right ) = ""</annotation>
  </semantics>
</math>
</file>

<file path=Object 26/content.xml><?xml version="1.0" encoding="utf-8"?>
<math xmlns="http://www.w3.org/1998/Math/MathML">
  <semantics>
    <mtable>
      <mtr>
        <mtd>
          <mn>0</mn>
        </mtd>
        <mtd>
          <mrow>
            <mi mathvariant="normal">k</mi>
            <mi mathvariant="normal">=</mi>
            <mn>0</mn>
          </mrow>
        </mtd>
      </mtr>
      <mtr>
        <mtd>
          <mn>1</mn>
        </mtd>
        <mtd>
          <mrow>
            <mrow>
              <mi mathvariant="normal">k</mi>
              <mi mathvariant="normal">=</mi>
              <mn>1,</mn>
            </mrow>
            <mi/>
            <mn>2,</mn>
            <mi/>
            <mi mathvariant="normal">…</mi>
          </mrow>
        </mtd>
      </mtr>
    </mtable>
    <annotation encoding="StarMath 5.0">alignl matrix {0 # k = 0 ## 1 # k = 1,`2,`…}</annotation>
  </semantics>
</math>
</file>

<file path=Object 27/content.xml><?xml version="1.0" encoding="utf-8"?>
<math xmlns="http://www.w3.org/1998/Math/MathML">
  <semantics>
    <mrow>
      <mrow>
        <mi mathvariant="normal">P</mi>
        <mi mathvariant="normal">=</mi>
        <mfrac>
          <mn>1</mn>
          <mfenced open="∣" close="∣">
            <msub>
              <mi mathvariant="normal">S</mi>
              <mi mathvariant="normal">n</mi>
            </msub>
          </mfenced>
        </mfrac>
      </mrow>
      <mfenced open="∣" close="∣">
        <mrow>
          <mtext>{ƒ</mtext>
          <mi mathvariant="normal">∈</mi>
          <msub>
            <mi mathvariant="normal">S</mi>
            <mi mathvariant="normal">n</mi>
          </msub>
          <mrow>
            <mi/>
            <mi mathvariant="normal">∣</mi>
            <mi/>
          </mrow>
          <mi mathvariant="normal">ƒ</mi>
          <mrow>
            <mo stretchy="false">(</mo>
            <mi mathvariant="normal">i</mi>
            <mo stretchy="false">)</mo>
          </mrow>
          <mi mathvariant="normal">≠</mi>
          <mi mathvariant="normal">i</mi>
          <mi/>
          <mi>alla</mi>
          <mrow>
            <mi mathvariant="normal">i</mi>
            <mi mathvariant="normal">=</mi>
            <mn>1,</mn>
          </mrow>
          <mi/>
          <mn>2,</mn>
          <mi/>
          <mi mathvariant="normal">…</mi>
          <mi mathvariant="normal">,</mi>
          <mi/>
          <mi mathvariant="normal">n</mi>
          <mtext>}</mtext>
        </mrow>
      </mfenced>
    </mrow>
    <annotation encoding="StarMath 5.0">P = 1 over abs S_n abs{"{ƒ" ∈ S_n `divides` ƒ(i) ≠ i ~alla i = 1,`2,`…,`n"}"}</annotation>
  </semantics>
</math>
</file>

<file path=Object 28/content.xml><?xml version="1.0" encoding="utf-8"?>
<math xmlns="http://www.w3.org/1998/Math/MathML">
  <semantics>
    <mrow>
      <mfrac>
        <mn>1</mn>
        <mrow>
          <mi mathvariant="normal">n</mi>
          <mi mathvariant="normal">!</mi>
        </mrow>
      </mfrac>
      <mrow>
        <mfenced open="" close="">
          <mrow>
            <mfenced open="∣" close="∣">
              <msub>
                <mi mathvariant="normal">S</mi>
                <mi mathvariant="normal">n</mi>
              </msub>
            </mfenced>
            <mi mathvariant="normal">−</mi>
            <mfenced open="∣" close="∣">
              <mrow>
                <msub>
                  <mi mathvariant="normal">A</mi>
                  <mi mathvariant="normal">i</mi>
                </msub>
                <mi mathvariant="normal">∪</mi>
                <mi mathvariant="normal">…</mi>
                <mi mathvariant="normal">∪</mi>
                <msub>
                  <mi mathvariant="normal">A</mi>
                  <mi mathvariant="normal">n</mi>
                </msub>
              </mrow>
            </mfenced>
          </mrow>
        </mfenced>
        <mi mathvariant="normal">=</mi>
        <mtext/>
      </mrow>
    </mrow>
    <annotation encoding="StarMath 5.0">1 over fact n left ( abs{S_n} - abs{A_i ∪ … ∪ A_n} right ) = ""</annotation>
  </semantics>
</math>
</file>

<file path=Object 29/content.xml><?xml version="1.0" encoding="utf-8"?>
<math xmlns="http://www.w3.org/1998/Math/MathML">
  <semantics>
    <mrow>
      <mrow>
        <mtext/>
        <mi mathvariant="normal">=</mi>
        <mfrac>
          <mn>1</mn>
          <mrow>
            <mi mathvariant="normal">n</mi>
            <mi mathvariant="normal">!</mi>
          </mrow>
        </mfrac>
      </mrow>
      <mrow>
        <mfenced open="" close="">
          <mrow>
            <mrow>
              <mi mathvariant="normal">n</mi>
              <mi mathvariant="normal">!</mi>
            </mrow>
            <mi mathvariant="normal">−</mi>
            <mfenced open="[" close="]">
              <mrow>
                <mrow>
                  <mrow>
                    <mrow>
                      <mrow>
                        <mfenced open="∣" close="∣">
                          <msub>
                            <mi mathvariant="normal">A</mi>
                            <mn>1</mn>
                          </msub>
                        </mfenced>
                        <mo stretchy="false">+</mo>
                        <mi mathvariant="normal">…</mi>
                      </mrow>
                      <mo stretchy="false">+</mo>
                      <mfenced open="∣" close="∣">
                        <msub>
                          <mi mathvariant="normal">A</mi>
                          <mi mathvariant="normal">n</mi>
                        </msub>
                      </mfenced>
                    </mrow>
                    <mi mathvariant="normal">−</mi>
                    <mfenced open="" close="">
                      <mrow>
                        <mfenced open="∣" close="∣">
                          <mrow>
                            <msub>
                              <mi mathvariant="normal">A</mi>
                              <mn>1</mn>
                            </msub>
                            <mi mathvariant="normal">∩</mi>
                            <msub>
                              <mi mathvariant="normal">A</mi>
                              <mn>2</mn>
                            </msub>
                          </mrow>
                        </mfenced>
                        <mo stretchy="false">+</mo>
                        <mi mathvariant="normal">…</mi>
                      </mrow>
                    </mfenced>
                  </mrow>
                  <mo stretchy="false">+</mo>
                  <mfenced open="" close="">
                    <mrow>
                      <mfenced open="∣" close="∣">
                        <mrow>
                          <msub>
                            <mi mathvariant="normal">A</mi>
                            <mn>1</mn>
                          </msub>
                          <mi mathvariant="normal">∩</mi>
                          <msub>
                            <mi mathvariant="normal">A</mi>
                            <mn>2</mn>
                          </msub>
                          <mi mathvariant="normal">∩</mi>
                          <msub>
                            <mi mathvariant="normal">A</mi>
                            <mn>3</mn>
                          </msub>
                        </mrow>
                      </mfenced>
                      <mo stretchy="false">+</mo>
                      <mi mathvariant="normal">…</mi>
                    </mrow>
                  </mfenced>
                </mrow>
                <mo stretchy="false">+</mo>
                <mi mathvariant="normal">…</mi>
              </mrow>
            </mfenced>
          </mrow>
        </mfenced>
        <mi mathvariant="normal">=</mi>
        <mtext/>
      </mrow>
    </mrow>
    <annotation encoding="StarMath 5.0">"" = 1 over fact n left ( fact n - left [ abs{A_1} + … + abs{A_n} - 
left ( abs{A_1 ∩ A_2} + … right ) + left ( abs{A_1 ∩ A_2 ∩ A_3} + … right ) + …
right ] right ) = ""</annotation>
  </semantics>
</math>
</file>

<file path=Object 3/content.xml><?xml version="1.0" encoding="utf-8"?>
<math xmlns="http://www.w3.org/1998/Math/MathML">
  <semantics>
    <mrow>
      <munderover>
        <mi mathvariant="normal">∑</mi>
        <mrow>
          <mi mathvariant="normal">n</mi>
          <mi mathvariant="normal">=</mi>
          <mn>1</mn>
        </mrow>
        <mi mathvariant="normal">∞</mi>
      </munderover>
      <mtext/>
    </mrow>
    <annotation encoding="StarMath 5.0">sum from {n = 1} to infinity ""</annotation>
  </semantics>
</math>
</file>

<file path=Object 30/content.xml><?xml version="1.0" encoding="utf-8"?>
<math xmlns="http://www.w3.org/1998/Math/MathML">
  <semantics>
    <mrow>
      <mrow>
        <mtext/>
        <mi mathvariant="normal">=</mi>
        <mfrac>
          <mn>1</mn>
          <mrow>
            <mi mathvariant="normal">n</mi>
            <mi mathvariant="normal">!</mi>
          </mrow>
        </mfrac>
      </mrow>
      <mrow>
        <mfenced open="" close="">
          <mrow>
            <mrow>
              <mrow>
                <mi mathvariant="normal">n</mi>
                <mi mathvariant="normal">⋅</mi>
                <mrow>
                  <mrow>
                    <mo stretchy="false">(</mo>
                    <mrow>
                      <mi mathvariant="normal">n</mi>
                      <mi mathvariant="normal">−</mi>
                      <mn>1</mn>
                    </mrow>
                    <mo stretchy="false">)</mo>
                  </mrow>
                  <mi mathvariant="normal">!</mi>
                </mrow>
              </mrow>
              <mo stretchy="false">+</mo>
              <mfenced open="" close="">
                <mtable>
                  <mtr>
                    <mtd>
                      <mi mathvariant="normal">n</mi>
                    </mtd>
                  </mtr>
                </mtable>
              </mfenced>
            </mrow>
            <mrow>
              <mrow>
                <mrow>
                  <mo stretchy="false">(</mo>
                  <mrow>
                    <mi mathvariant="normal">n</mi>
                    <mi mathvariant="normal">−</mi>
                    <mn>2</mn>
                  </mrow>
                  <mo stretchy="false">)</mo>
                </mrow>
                <mi mathvariant="normal">!</mi>
              </mrow>
              <mi mathvariant="normal">−</mi>
              <mfenced open="" close="">
                <mtable>
                  <mtr>
                    <mtd>
                      <mi mathvariant="normal">n</mi>
                    </mtd>
                  </mtr>
                </mtable>
              </mfenced>
            </mrow>
            <mrow>
              <mrow>
                <mrow>
                  <mrow>
                    <mo stretchy="false">(</mo>
                    <mrow>
                      <mi mathvariant="normal">n</mi>
                      <mi mathvariant="normal">−</mi>
                      <mn>3</mn>
                    </mrow>
                    <mo stretchy="false">)</mo>
                  </mrow>
                  <mi mathvariant="normal">!</mi>
                </mrow>
                <mo stretchy="false">+</mo>
                <mi mathvariant="normal">…</mi>
              </mrow>
              <mo stretchy="false">+</mo>
              <msup>
                <mrow>
                  <mo stretchy="false">(</mo>
                  <mrow>
                    <mi mathvariant="normal">−</mi>
                    <mn>1</mn>
                  </mrow>
                  <mo stretchy="false">)</mo>
                </mrow>
                <mi mathvariant="normal">n</mi>
              </msup>
            </mrow>
            <mfenced open="" close="">
              <mtable>
                <mtr>
                  <mtd>
                    <mi mathvariant="normal">n</mi>
                  </mtd>
                </mtr>
              </mtable>
            </mfenced>
            <mrow>
              <mrow>
                <mo stretchy="false">(</mo>
                <mrow>
                  <mi mathvariant="normal">n</mi>
                  <mi mathvariant="normal">−</mi>
                  <mi mathvariant="normal">n</mi>
                </mrow>
                <mo stretchy="false">)</mo>
              </mrow>
              <mi mathvariant="normal">!</mi>
            </mrow>
          </mrow>
        </mfenced>
        <mi mathvariant="normal">=</mi>
        <mtext/>
      </mrow>
    </mrow>
    <annotation encoding="StarMath 5.0">"" = 1 over fact n left ( n cdot fact (n - 1) + left ( binom n 2 right ) fact (n - 2)
- left ( binom n 3 right ) fact (n - 3) + … + (-1)^n left ( binom n n right ) fact (n - n) right ) = ""</annotation>
  </semantics>
</math>
</file>

<file path=Object 31/content.xml><?xml version="1.0" encoding="utf-8"?>
<math xmlns="http://www.w3.org/1998/Math/MathML">
  <semantics>
    <mrow>
      <mrow>
        <mtext/>
        <mi mathvariant="normal">=</mi>
        <mfrac>
          <mn>1</mn>
          <mrow>
            <mi mathvariant="normal">n</mi>
            <mi mathvariant="normal">!</mi>
          </mrow>
        </mfrac>
      </mrow>
      <mrow>
        <munderover>
          <mi mathvariant="normal">∑</mi>
          <mrow>
            <mi mathvariant="normal">k</mi>
            <mi mathvariant="normal">=</mi>
            <mn>0</mn>
          </mrow>
          <mi mathvariant="normal">n</mi>
        </munderover>
        <msup>
          <mrow>
            <mo stretchy="false">(</mo>
            <mrow>
              <mi mathvariant="normal">−</mi>
              <mn>1</mn>
            </mrow>
            <mo stretchy="false">)</mo>
          </mrow>
          <mi mathvariant="normal">k</mi>
        </msup>
      </mrow>
      <mfenced open="" close="">
        <mtable>
          <mtr>
            <mtd>
              <mi mathvariant="normal">n</mi>
            </mtd>
          </mtr>
        </mtable>
      </mfenced>
      <mrow>
        <mrow>
          <mrow>
            <mo stretchy="false">(</mo>
            <mrow>
              <mi mathvariant="normal">n</mi>
              <mi mathvariant="normal">−</mi>
              <mi mathvariant="normal">k</mi>
            </mrow>
            <mo stretchy="false">)</mo>
          </mrow>
          <mi mathvariant="normal">!</mi>
        </mrow>
        <mi mathvariant="normal">=</mi>
        <mtext/>
      </mrow>
    </mrow>
    <annotation encoding="StarMath 5.0">"" = 1 over fact n sum from {k = 0} to n (-1)^k left ( binom n k right ) fact (n - k) = ""</annotation>
  </semantics>
</math>
</file>

<file path=Object 32/content.xml><?xml version="1.0" encoding="utf-8"?>
<math xmlns="http://www.w3.org/1998/Math/MathML">
  <semantics>
    <mrow>
      <mrow>
        <mtext/>
        <mi mathvariant="normal">=</mi>
        <mrow>
          <munderover>
            <mi mathvariant="normal">∑</mi>
            <mrow>
              <mi mathvariant="normal">k</mi>
              <mi mathvariant="normal">=</mi>
              <mn>0</mn>
            </mrow>
            <mi mathvariant="normal">n</mi>
          </munderover>
          <msup>
            <mrow>
              <mo stretchy="false">(</mo>
              <mrow>
                <mi mathvariant="normal">−</mi>
                <mn>1</mn>
              </mrow>
              <mo stretchy="false">)</mo>
            </mrow>
            <mi mathvariant="normal">k</mi>
          </msup>
        </mrow>
      </mrow>
      <mrow>
        <mfrac>
          <mrow>
            <mi mathvariant="normal">n</mi>
            <mi mathvariant="normal">!</mi>
          </mrow>
          <mrow>
            <mi mathvariant="normal">k</mi>
            <mi mathvariant="normal">!</mi>
          </mrow>
        </mfrac>
        <mi mathvariant="normal">=</mi>
        <mtext/>
      </mrow>
    </mrow>
    <annotation encoding="StarMath 5.0">"" = sum from {k = 0} to n (-1)^k fact n over fact k = ""</annotation>
  </semantics>
</math>
</file>

<file path=Object 33/content.xml><?xml version="1.0" encoding="utf-8"?>
<math xmlns="http://www.w3.org/1998/Math/MathML">
  <semantics>
    <mrow>
      <mrow>
        <mtext/>
        <mi mathvariant="normal">=</mi>
        <mi/>
      </mrow>
      <mrow>
        <mfrac>
          <mrow>
            <mi mathvariant="normal">n</mi>
            <mi mathvariant="normal">!</mi>
          </mrow>
          <mrow>
            <mi mathvariant="normal">k</mi>
            <mi mathvariant="normal">!</mi>
          </mrow>
        </mfrac>
        <mi mathvariant="normal">=</mi>
        <mfrac>
          <mn>1</mn>
          <mrow>
            <mrow>
              <mi mathvariant="normal">k</mi>
              <mi mathvariant="normal">'</mi>
            </mrow>
            <mi mathvariant="normal">!</mi>
          </mrow>
        </mfrac>
      </mrow>
      <mi mathvariant="normal">,</mi>
      <mi/>
      <mi mathvariant="normal">k</mi>
      <mrow>
        <mi mathvariant="normal">'</mi>
        <mi mathvariant="normal">=</mi>
        <mrow>
          <mi mathvariant="normal">n</mi>
          <mi mathvariant="normal">−</mi>
          <mi mathvariant="normal">k</mi>
        </mrow>
      </mrow>
      <mrow>
        <mi/>
        <mi mathvariant="normal">=</mi>
        <mtext/>
      </mrow>
    </mrow>
    <annotation encoding="StarMath 5.0">""=~ fact n over fact k = 1 over fact {k'} ,~ k' = n - k ~=""</annotation>
  </semantics>
</math>
</file>

<file path=Object 34/content.xml><?xml version="1.0" encoding="utf-8"?>
<math xmlns="http://www.w3.org/1998/Math/MathML">
  <semantics>
    <mrow>
      <mrow>
        <mtext/>
        <mi mathvariant="normal">=</mi>
        <mrow>
          <munderover>
            <mi mathvariant="normal">∑</mi>
            <mrow>
              <mi mathvariant="normal">k</mi>
              <mi mathvariant="normal">=</mi>
              <mn>0</mn>
            </mrow>
            <mi mathvariant="normal">n</mi>
          </munderover>
          <msup>
            <mrow>
              <mo stretchy="false">(</mo>
              <mrow>
                <mi mathvariant="normal">−</mi>
                <mn>1</mn>
              </mrow>
              <mo stretchy="false">)</mo>
            </mrow>
            <mi mathvariant="normal">k</mi>
          </msup>
        </mrow>
      </mrow>
      <mfrac>
        <mn>1</mn>
        <mrow>
          <mi mathvariant="normal">k</mi>
          <mi mathvariant="normal">!</mi>
        </mrow>
      </mfrac>
      <mi mathvariant="normal">≈</mi>
      <msup>
        <mi mathvariant="normal">e</mi>
        <mrow>
          <mi mathvariant="normal">−</mi>
          <mn>1</mn>
        </mrow>
      </msup>
      <mi mathvariant="normal">,</mi>
    </mrow>
    <annotation encoding="StarMath 5.0">"" = sum from {k = 0} to n (-1)^k 1 over fact k ≈ e^-1 ,</annotation>
  </semantics>
</math>
</file>

<file path=Object 35/content.xml><?xml version="1.0" encoding="utf-8"?>
<math xmlns="http://www.w3.org/1998/Math/MathML">
  <semantics>
    <mrow>
      <mfrac>
        <msup>
          <mrow>
            <mo stretchy="false">(</mo>
            <mrow>
              <mi mathvariant="normal">−</mi>
              <mn>1</mn>
            </mrow>
            <mo stretchy="false">)</mo>
          </mrow>
          <mrow>
            <mi mathvariant="normal">n</mi>
            <mo stretchy="false">+</mo>
            <mn>1</mn>
          </mrow>
        </msup>
        <mrow>
          <mrow>
            <mo stretchy="false">(</mo>
            <mrow>
              <mi mathvariant="normal">n</mi>
              <mo stretchy="false">+</mo>
              <mn>1</mn>
            </mrow>
            <mo stretchy="false">)</mo>
          </mrow>
          <mi mathvariant="normal">!</mi>
        </mrow>
      </mfrac>
      <msup>
        <mi mathvariant="normal">e</mi>
        <mi mathvariant="normal">ξ</mi>
      </msup>
      <mi mathvariant="normal">,</mi>
    </mrow>
    <annotation encoding="StarMath 5.0">{{(-1)^{n+1}} over {fact (n + 1)}} e^ξ,</annotation>
  </semantics>
</math>
</file>

<file path=Object 36/content.xml><?xml version="1.0" encoding="utf-8"?>
<math xmlns="http://www.w3.org/1998/Math/MathML">
  <semantics>
    <mrow>
      <mrow>
        <munderover>
          <mi mathvariant="normal">∑</mi>
          <mrow>
            <mi mathvariant="normal">k</mi>
            <mi mathvariant="normal">=</mi>
            <mn>1</mn>
          </mrow>
          <mi mathvariant="normal">n</mi>
        </munderover>
        <mi mathvariant="normal">S</mi>
      </mrow>
      <mrow>
        <mrow>
          <mo stretchy="false">(</mo>
          <mrow>
            <mi mathvariant="normal">n</mi>
            <mi mathvariant="normal">;</mi>
            <mi/>
            <mi mathvariant="normal">k</mi>
          </mrow>
          <mo stretchy="false">)</mo>
        </mrow>
        <mi mathvariant="normal">=</mi>
        <mi mathvariant="normal">n</mi>
      </mrow>
      <mi mathvariant="normal">:</mi>
      <mi mathvariant="normal">e</mi>
      <mtext> radsummand i “Stirlings triangel”.</mtext>
    </mrow>
    <annotation encoding="StarMath 5.0">sum from {k = 1} to n S(n;`k) = n:e " radsummand i “Stirlings triangel”."</annotation>
  </semantics>
</math>
</file>

<file path=Object 37/content.xml><?xml version="1.0" encoding="utf-8"?>
<math xmlns="http://www.w3.org/1998/Math/MathML">
  <semantics>
    <mrow>
      <mrow>
        <msup>
          <mi mathvariant="normal">k</mi>
          <mi mathvariant="normal">n</mi>
        </msup>
        <mi mathvariant="normal">=</mi>
        <mrow>
          <munderover>
            <mi mathvariant="normal">∑</mi>
            <mrow>
              <mi mathvariant="normal">i</mi>
              <mi mathvariant="normal">=</mi>
              <mn>1</mn>
            </mrow>
            <mrow>
              <mi>min</mi>
              <mrow>
                <mo stretchy="false">(</mo>
                <mrow>
                  <mi mathvariant="normal">k</mi>
                  <mi mathvariant="normal">;</mi>
                  <mi/>
                  <mi mathvariant="normal">n</mi>
                </mrow>
                <mo stretchy="false">)</mo>
              </mrow>
            </mrow>
          </munderover>
          <mi mathvariant="normal">S</mi>
        </mrow>
      </mrow>
      <mrow>
        <mo stretchy="false">(</mo>
        <mrow>
          <mi mathvariant="normal">n</mi>
          <mi mathvariant="normal">;</mi>
          <mi/>
          <mi mathvariant="normal">i</mi>
        </mrow>
        <mo stretchy="false">)</mo>
      </mrow>
      <msub>
        <mrow>
          <mo stretchy="false">(</mo>
          <mi mathvariant="normal">k</mi>
          <mo stretchy="false">)</mo>
        </mrow>
        <mi mathvariant="normal">i</mi>
      </msub>
    </mrow>
    <annotation encoding="StarMath 5.0">k^n = sum from {i = 1} to {min(k;`n)} S(n;`i) (k)_i</annotation>
  </semantics>
</math>
</file>

<file path=Object 4/content.xml><?xml version="1.0" encoding="utf-8"?>
<math xmlns="http://www.w3.org/1998/Math/MathML">
  <semantics>
    <mrow>
      <munder>
        <munder>
          <mrow>
            <msub>
              <mi mathvariant="normal">F</mi>
              <mn>2</mn>
            </msub>
            <mrow>
              <msup>
                <mi mathvariant="normal">x</mi>
                <mn>2</mn>
              </msup>
              <mo stretchy="false">+</mo>
              <msub>
                <mi mathvariant="normal">F</mi>
                <mn>3</mn>
              </msub>
            </mrow>
            <mrow>
              <msup>
                <mi mathvariant="normal">x</mi>
                <mn>3</mn>
              </msup>
              <mo stretchy="false">+</mo>
              <mi mathvariant="normal">…</mi>
            </mrow>
          </mrow>
          <mo stretchy="false"></mo>
        </munder>
        <mrow>
          <mi mathvariant="normal">g</mi>
          <mrow>
            <mrow>
              <mo stretchy="false">(</mo>
              <mi mathvariant="normal">x</mi>
              <mo stretchy="false">)</mo>
            </mrow>
            <mi mathvariant="normal">−</mi>
            <msub>
              <mi mathvariant="normal">F</mi>
              <mstyle mathsize="125%">
                <mrow>
                  <mn>1</mn>
                </mrow>
              </mstyle>
            </msub>
          </mrow>
          <mrow>
            <mi mathvariant="normal">x</mi>
            <mi mathvariant="normal">−</mi>
            <msub>
              <mi mathvariant="normal">F</mi>
              <mstyle mathsize="125%">
                <mrow>
                  <mn>0</mn>
                </mrow>
              </mstyle>
            </msub>
          </mrow>
        </mrow>
      </munder>
      <mi mathvariant="normal">=</mi>
      <mrow>
        <munder>
          <munder>
            <mrow>
              <msub>
                <mi mathvariant="normal">F</mi>
                <mn>1</mn>
              </msub>
              <mrow>
                <msup>
                  <mi mathvariant="normal">x</mi>
                  <mn>2</mn>
                </msup>
                <mo stretchy="false">+</mo>
                <msub>
                  <mi mathvariant="normal">F</mi>
                  <mn>2</mn>
                </msub>
              </mrow>
              <mrow>
                <msup>
                  <mi mathvariant="normal">x</mi>
                  <mn>3</mn>
                </msup>
                <mo stretchy="false">+</mo>
                <mi mathvariant="normal">…</mi>
              </mrow>
            </mrow>
            <mo stretchy="false"></mo>
          </munder>
          <mrow>
            <mi mathvariant="normal">x</mi>
            <mfenced open="" close="">
              <mrow>
                <mi mathvariant="normal">g</mi>
                <mrow>
                  <mrow>
                    <mo stretchy="false">(</mo>
                    <mi mathvariant="normal">x</mi>
                    <mo stretchy="false">)</mo>
                  </mrow>
                  <mi mathvariant="normal">−</mi>
                  <msub>
                    <mi mathvariant="normal">F</mi>
                    <mstyle mathsize="125%">
                      <mrow>
                        <mn>0</mn>
                      </mrow>
                    </mstyle>
                  </msub>
                </mrow>
              </mrow>
            </mfenced>
          </mrow>
        </munder>
        <mo stretchy="false">+</mo>
        <munder>
          <munder>
            <mrow>
              <msub>
                <mi mathvariant="normal">F</mi>
                <mn>0</mn>
              </msub>
              <mrow>
                <msup>
                  <mi mathvariant="normal">x</mi>
                  <mn>2</mn>
                </msup>
                <mo stretchy="false">+</mo>
                <msub>
                  <mi mathvariant="normal">F</mi>
                  <mn>1</mn>
                </msub>
              </mrow>
              <mrow>
                <msup>
                  <mi mathvariant="normal">x</mi>
                  <mn>3</mn>
                </msup>
                <mo stretchy="false">+</mo>
                <mi mathvariant="normal">…</mi>
              </mrow>
            </mrow>
            <mo stretchy="false"></mo>
          </munder>
          <mrow>
            <mrow>
              <msup>
                <mi mathvariant="normal">x</mi>
                <mstyle mathsize="125%">
                  <mrow>
                    <mn>2</mn>
                  </mrow>
                </mstyle>
              </msup>
              <mi mathvariant="normal">⋅</mi>
              <mi mathvariant="normal">g</mi>
            </mrow>
            <mrow>
              <mo stretchy="false">(</mo>
              <mi mathvariant="normal">x</mi>
              <mo stretchy="false">)</mo>
            </mrow>
          </mrow>
        </munder>
      </mrow>
    </mrow>
    <annotation encoding="StarMath 5.0">{F_2 x^2 + F_3 x^3 + …} underbrace {g(x) - F_{size *1.25 1} x - F_{size *1.25 0}}
 = {F_1 x^2 + F_2 x^3 + …} underbrace {x left ( g(x) - F_{size *1.25 0} right ) } + 
{F_0 x^2 + F_1 x^3 + …} underbrace {x^{size *1.25 2} cdot g(x)}</annotation>
  </semantics>
</math>
</file>

<file path=Object 5/content.xml><?xml version="1.0" encoding="utf-8"?>
<math xmlns="http://www.w3.org/1998/Math/MathML">
  <semantics>
    <mrow>
      <mi mathvariant="normal">g</mi>
      <mrow>
        <mrow>
          <mrow>
            <mo stretchy="false">(</mo>
            <mi mathvariant="normal">x</mi>
            <mo stretchy="false">)</mo>
          </mrow>
          <mi mathvariant="normal">=</mi>
          <mfrac>
            <mrow>
              <mi mathvariant="normal">−</mi>
              <mi mathvariant="normal">x</mi>
            </mrow>
            <mrow>
              <mrow>
                <msup>
                  <mi mathvariant="normal">x</mi>
                  <mn>2</mn>
                </msup>
                <mo stretchy="false">+</mo>
                <mi mathvariant="normal">x</mi>
              </mrow>
              <mi mathvariant="normal">−</mi>
              <mn>1</mn>
            </mrow>
          </mfrac>
        </mrow>
        <mi mathvariant="normal">=</mi>
        <mtext/>
      </mrow>
    </mrow>
    <annotation encoding="StarMath 5.0">g(x) = {-x} over {x^2 + x - 1} = ""</annotation>
  </semantics>
</math>
</file>

<file path=Object 6/content.xml><?xml version="1.0" encoding="utf-8"?>
<math xmlns="http://www.w3.org/1998/Math/MathML">
  <semantics>
    <mrow>
      <mrow>
        <mi mathvariant="normal">ψ</mi>
        <mi mathvariant="normal">=</mi>
        <mrow>
          <mi mathvariant="normal">−</mi>
          <mfrac>
            <mn>1</mn>
            <mi mathvariant="normal">ϕ</mi>
          </mfrac>
        </mrow>
      </mrow>
      <mi mathvariant="normal">=</mi>
      <mtext/>
    </mrow>
    <annotation encoding="StarMath 5.0">ψ = - {1 over ϕ} = ""</annotation>
  </semantics>
</math>
</file>

<file path=Object 7/content.xml><?xml version="1.0" encoding="utf-8"?>
<math xmlns="http://www.w3.org/1998/Math/MathML">
  <semantics>
    <mrow>
      <mtext/>
      <mi mathvariant="normal">=</mi>
      <mrow>
        <mrow>
          <mi mathvariant="normal">−</mi>
          <mn>1</mn>
        </mrow>
        <mi mathvariant="normal">−</mi>
        <mi mathvariant="normal">ϕ</mi>
      </mrow>
    </mrow>
    <annotation encoding="StarMath 5.0">"" = - 1 - ϕ</annotation>
  </semantics>
</math>
</file>

<file path=Object 8/content.xml><?xml version="1.0" encoding="utf-8"?>
<math xmlns="http://www.w3.org/1998/Math/MathML">
  <semantics>
    <mrow>
      <mrow>
        <mi mathvariant="normal">ϕ</mi>
        <mi mathvariant="normal">−</mi>
        <mi mathvariant="normal">ψ</mi>
      </mrow>
      <mi mathvariant="normal">=</mi>
      <msqrt>
        <mn>5</mn>
      </msqrt>
    </mrow>
    <annotation encoding="StarMath 5.0">ϕ - ψ = sqrt 5</annotation>
  </semantics>
</math>
</file>

<file path=Object 9/content.xml><?xml version="1.0" encoding="utf-8"?>
<math xmlns="http://www.w3.org/1998/Math/MathML">
  <semantics>
    <mrow>
      <mrow>
        <mrow>
          <msup>
            <mi mathvariant="normal">x</mi>
            <mn>2</mn>
          </msup>
          <mo stretchy="false">+</mo>
          <mi mathvariant="normal">x</mi>
        </mrow>
        <mi mathvariant="normal">−</mi>
        <mn>1</mn>
      </mrow>
      <mi mathvariant="normal">=</mi>
      <mn>0</mn>
    </mrow>
    <annotation encoding="StarMath 5.0">x^2 + x - 1 = 0</annotation>
  </semantics>
</math>
</file>